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F00000547000001D330AC53D4.svm"/>
  <manifest:file-entry manifest:media-type="" manifest:full-path="Pictures/2000001600000206000002085576BE45.svm"/>
  <manifest:file-entry manifest:media-type="" manifest:full-path="Pictures/2000001D0000032C000001D38E6C3962.svm"/>
  <manifest:file-entry manifest:media-type="" manifest:full-path="Pictures/20000016000001EC00000208B3D344E4.svm"/>
  <manifest:file-entry manifest:media-type="" manifest:full-path="Pictures/20000016000001A9000001D315E51023.svm"/>
  <manifest:file-entry manifest:media-type="" manifest:full-path="Pictures/2000001D00000252000001F73E9DB089.svm"/>
  <manifest:file-entry manifest:media-type="" manifest:full-path="Pictures/2000001D0000024C000001F7933DA6E5.svm"/>
  <manifest:file-entry manifest:media-type="" manifest:full-path="Pictures/2000000F000003FB000001D33300662A.svm"/>
  <manifest:file-entry manifest:media-type="" manifest:full-path="Pictures/2000001D0000032D000001F75C254864.svm"/>
  <manifest:file-entry manifest:media-type="" manifest:full-path="Pictures/20000016000001BC000001D34C30D4E1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application/x-openoffice-gdimetafile;windows_formatname=&quot;GDIMetaFile&quot;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" manifest:full-path="ObjectReplacements/Object 20"/>
  <manifest:file-entry manifest:media-type="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" manifest:full-path="ObjectReplacements/Object 24"/>
  <manifest:file-entry manifest:media-type="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toolpanel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toolpanel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toolpanel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toolpanel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toolpanel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toolpanel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toolpanel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OpenSymbol" svg:font-family="OpenSymbol"/>
    <style:font-face style:name="Arial3" svg:font-family="Arial" style:font-family-generic="roman"/>
    <style:font-face style:name="Arial2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11.007cm" fo:margin-left="0.953cm" fo:margin-right="6.959cm" table:align="margins"/>
    </style:style>
    <style:style style:name="Таблица1.A" style:family="table-column">
      <style:table-column-properties style:column-width="5.45cm" style:rel-column-width="32452*"/>
    </style:style>
    <style:style style:name="Таблица1.B" style:family="table-column">
      <style:table-column-properties style:column-width="5.556cm" style:rel-column-width="33083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bri" fo:font-size="11pt" fo:language="ru" fo:country="RU" style:font-size-asian="11pt" style:font-size-complex="11pt"/>
    </style:style>
    <style:style style:name="P2" style:family="paragraph" style:parent-style-name="Standard">
      <style:text-properties style:font-name="Calibri" fo:font-size="11pt" fo:language="ru" fo:country="RU" style:text-underline-style="none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Calibri" fo:font-size="11pt" fo:language="en" fo:country="US" style:font-size-asian="11pt" style:font-size-complex="11pt"/>
    </style:style>
    <style:style style:name="P4" style:family="paragraph" style:parent-style-name="Standard">
      <style:text-properties style:font-name="Calibri" fo:font-size="11pt" style:font-size-asian="11pt" style:font-size-complex="11pt"/>
    </style:style>
    <style:style style:name="P5" style:family="paragraph" style:parent-style-name="Standard">
      <style:text-properties fo:color="#ff0000" style:font-name="Calibri" fo:font-size="11pt" style:font-size-asian="11pt" style:font-size-complex="11pt"/>
    </style:style>
    <style:style style:name="P6" style:family="paragraph" style:parent-style-name="Table_20_Contents">
      <style:text-properties style:font-name="Calibri" fo:font-size="11pt" fo:language="ru" fo:country="RU" style:font-size-asian="11pt" style:font-size-complex="11pt"/>
    </style:style>
    <style:style style:name="P7" style:family="paragraph" style:parent-style-name="Table_20_Contents">
      <style:text-properties style:font-name="Calibri" fo:font-size="11pt" style:font-size-asian="11pt" style:font-size-complex="11pt"/>
    </style:style>
    <style:style style:name="P8" style:family="paragraph" style:parent-style-name="Standard">
      <style:paragraph-properties fo:margin-left="3.752cm" fo:margin-right="0cm" fo:text-indent="0cm" style:auto-text-indent="false"/>
      <style:text-properties style:font-name="Calibri" fo:font-size="11pt" style:font-size-asian="11pt" style:font-size-complex="11pt"/>
    </style:style>
    <style:style style:name="P9" style:family="paragraph" style:parent-style-name="Standard">
      <style:paragraph-properties fo:margin-left="2.501cm" fo:margin-right="0cm" fo:text-indent="-0.635cm" style:auto-text-indent="false"/>
      <style:text-properties fo:font-size="11pt" fo:language="en" fo:country="US" style:font-size-asian="11pt" style:font-size-complex="11pt"/>
    </style:style>
    <style:style style:name="P10" style:family="paragraph" style:parent-style-name="Standard">
      <style:paragraph-properties fo:margin-left="8.754cm" fo:margin-right="0cm" fo:text-indent="-0.635cm" style:auto-text-indent="false"/>
      <style:text-properties fo:font-size="11pt" fo:language="en" fo:country="US" style:font-size-asian="11pt" style:font-size-complex="11pt"/>
    </style:style>
    <style:style style:name="P11" style:family="paragraph" style:parent-style-name="Standard">
      <style:paragraph-properties fo:margin-left="7.504cm" fo:margin-right="0cm" fo:text-indent="0cm" style:auto-text-indent="false"/>
      <style:text-properties fo:font-size="11pt" fo:language="ru" fo:country="RU" style:font-size-asian="11pt" style:font-size-complex="11pt"/>
    </style:style>
    <style:style style:name="P12" style:family="paragraph" style:parent-style-name="Standard">
      <style:text-properties fo:color="#000000" style:font-name="Calibri" fo:font-size="11.5pt" style:font-name-asian="Times New Roman" style:font-size-asian="13.8000001907349pt" style:language-asian="ru" style:country-asian="RU" style:font-name-complex="Times New Roman" style:font-size-complex="13.8000001907349pt"/>
    </style:style>
    <style:style style:name="P13" style:family="paragraph" style:parent-style-name="Standard">
      <style:text-properties fo:color="#000000" style:font-name="Calibri" fo:font-size="12pt" fo:language="ru" fo:country="RU" fo:font-style="italic" style:font-name-asian="Times New Roman" style:font-size-asian="12pt" style:language-asian="ru" style:country-asian="RU" style:font-style-asian="italic" style:font-name-complex="Times New Roman" style:font-size-complex="12pt" style:font-style-complex="italic"/>
    </style:style>
    <style:style style:name="P14" style:family="paragraph" style:parent-style-name="Standard" style:list-style-name="L2"/>
    <style:style style:name="P15" style:family="paragraph" style:parent-style-name="Standard" style:list-style-name="L2">
      <style:text-properties style:font-name="Calibri" fo:font-size="11pt" style:font-size-asian="11pt" style:font-size-complex="11pt"/>
    </style:style>
    <style:style style:name="P16" style:family="paragraph" style:parent-style-name="Standard">
      <style:text-properties style:font-name="Calibri" fo:font-size="11pt" fo:language="ru" fo:country="RU" style:font-size-asian="11pt" style:font-size-complex="11pt"/>
    </style:style>
    <style:style style:name="P17" style:family="paragraph" style:parent-style-name="Standard" style:list-style-name="L3">
      <style:text-properties style:font-name="Calibri" fo:font-size="11pt" fo:language="ru" fo:country="RU" style:font-size-asian="11pt" style:font-size-complex="11pt"/>
    </style:style>
    <style:style style:name="P18" style:family="paragraph" style:parent-style-name="Standard" style:list-style-name="L4">
      <style:text-properties style:font-name="Calibri" fo:font-size="11pt" fo:language="ru" fo:country="RU" style:font-size-asian="11pt" style:font-size-complex="11pt"/>
    </style:style>
    <style:style style:name="P19" style:family="paragraph" style:parent-style-name="Standard" style:list-style-name="L3">
      <style:text-properties fo:font-size="11pt" style:font-size-asian="11pt" style:font-size-complex="11pt"/>
    </style:style>
    <style:style style:name="P20" style:family="paragraph" style:parent-style-name="Standard" style:list-style-name="L3">
      <style:text-properties fo:font-size="11pt" fo:language="ru" fo:country="RU" style:font-size-asian="11pt" style:font-size-complex="11pt"/>
    </style:style>
    <style:style style:name="P21" style:family="paragraph" style:parent-style-name="Standard" style:list-style-name="L4">
      <style:text-properties fo:font-size="11pt" fo:language="ru" fo:country="RU" style:font-size-asian="11pt" style:font-size-complex="11pt"/>
    </style:style>
    <style:style style:name="P22" style:family="paragraph" style:parent-style-name="Standard" style:list-style-name="L1">
      <style:paragraph-properties fo:margin-left="5.002cm" fo:margin-right="0cm" fo:text-indent="-0.635cm" style:auto-text-indent="false"/>
      <style:text-properties style:font-name="Calibri" fo:font-size="11pt" fo:language="ru" fo:country="RU" style:font-size-asian="11pt" style:font-size-complex="11pt"/>
    </style:style>
    <style:style style:name="P23" style:family="paragraph" style:parent-style-name="Standard" style:list-style-name="L3">
      <style:paragraph-properties fo:margin-left="2.501cm" fo:margin-right="0cm" fo:text-indent="-0.635cm" style:auto-text-indent="false"/>
      <style:text-properties style:font-name="Calibri" fo:font-size="11pt" fo:language="ru" fo:country="RU" style:font-size-asian="11pt" style:font-size-complex="11pt"/>
    </style:style>
    <style:style style:name="P24" style:family="paragraph" style:parent-style-name="Standard">
      <style:paragraph-properties fo:margin-left="2.501cm" fo:margin-right="0cm" fo:text-indent="-0.635cm" style:auto-text-indent="false"/>
      <style:text-properties style:font-name="Calibri" fo:font-size="11pt" fo:language="en" fo:country="US" style:font-size-asian="11pt" style:font-size-complex="11pt"/>
    </style:style>
    <style:style style:name="P25" style:family="paragraph" style:parent-style-name="Standard">
      <style:paragraph-properties fo:margin-left="8.754cm" fo:margin-right="0cm" fo:text-indent="-0.635cm" style:auto-text-indent="false"/>
      <style:text-properties style:font-name="Calibri" fo:font-size="11pt" fo:language="ru" fo:country="RU" style:font-size-asian="11pt" style:font-size-complex="11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color="#0099ff" style:font-name="Calibri" fo:font-size="11pt" fo:language="ru" fo:country="RU" style:font-size-asian="11pt" style:font-size-complex="11pt"/>
    </style:style>
    <style:style style:name="P27" style:family="paragraph" style:parent-style-name="Standard">
      <style:paragraph-properties fo:margin-left="7.504cm" fo:margin-right="0cm" fo:text-indent="0cm" style:auto-text-indent="false"/>
      <style:text-properties style:font-name="Calibri" fo:font-size="11pt" fo:language="ru" fo:country="RU" style:font-size-asian="11pt" style:font-size-complex="11pt"/>
    </style:style>
    <style:style style:name="P28" style:family="paragraph" style:parent-style-name="Standard">
      <style:paragraph-properties fo:margin-left="6.253cm" fo:margin-right="0cm" fo:text-indent="0cm" style:auto-text-indent="false"/>
      <style:text-properties style:font-name="Calibri" fo:font-size="11pt" fo:language="ru" fo:country="RU" style:font-size-asian="11pt" style:font-size-complex="11pt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style:font-name="Calibri" fo:font-size="11pt" fo:language="ru" fo:country="RU" style:font-size-asian="11pt" style:font-size-complex="11pt"/>
    </style:style>
    <style:style style:name="P30" style:family="paragraph" style:parent-style-name="Table_20_Contents">
      <style:text-properties style:font-name="Calibri" fo:font-size="11pt" fo:language="ru" fo:country="RU" style:font-size-asian="11pt" style:font-size-complex="11pt"/>
    </style:style>
    <style:style style:name="P3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text-align="center"/>
    </style:style>
    <style:style style:name="T1" style:family="text">
      <style:text-properties fo:color="#ff0000"/>
    </style:style>
    <style:style style:name="T2" style:family="text">
      <style:text-properties fo:color="#ff0000" fo:language="ru" fo:country="RU"/>
    </style:style>
    <style:style style:name="T3" style:family="text">
      <style:text-properties style:font-name="Calibri"/>
    </style:style>
    <style:style style:name="T4" style:family="text">
      <style:text-properties style:font-name="Calibri" fo:language="ru" fo:country="RU"/>
    </style:style>
    <style:style style:name="T5" style:family="text">
      <style:text-properties style:font-name="Calibri" fo:language="ru" fo:country="RU" fo:font-style="italic" style:font-style-asian="italic" style:font-style-complex="italic"/>
    </style:style>
    <style:style style:name="T6" style:family="text">
      <style:text-properties style:font-name="Calibri" fo:language="en" fo:country="US"/>
    </style:style>
    <style:style style:name="T7" style:family="text">
      <style:text-properties style:font-name="Calibri" fo:font-size="11pt" style:font-size-asian="11pt" style:font-size-complex="11pt"/>
    </style:style>
    <style:style style:name="T8" style:family="text">
      <style:text-properties style:font-name="Calibri" fo:font-size="11pt" fo:language="ru" fo:country="RU" style:font-size-asian="11pt" style:font-size-complex="11pt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en" fo:country="US"/>
    </style:style>
    <style:style style:name="T12" style:family="text">
      <style:text-properties fo:color="#000000"/>
    </style:style>
    <style:style style:name="T13" style:family="text">
      <style:text-properties fo:color="#000000" fo:font-size="12pt" fo:font-weight="bold" style:font-name-asian="Times New Roman" style:font-size-asian="12pt" style:language-asian="ru" style:country-asian="RU" style:font-weight-asian="bold" style:font-name-complex="Times New Roman" style:font-size-complex="12pt" style:font-weight-complex="bold"/>
    </style:style>
    <style:style style:name="T14" style:family="text">
      <style:text-properties fo:color="#000000" fo:font-size="12pt" fo:language="en" fo:country="US" fo:font-weight="bold" style:font-name-asian="Times New Roman" style:font-size-asian="12pt" style:language-asian="ru" style:country-asian="RU" style:font-weight-asian="bold" style:font-name-complex="Times New Roman" style:font-size-complex="12pt" style:font-weight-complex="bold"/>
    </style:style>
    <style:style style:name="T15" style:family="text">
      <style:text-properties fo:color="#000000" fo:font-size="12pt" style:font-name-asian="Times New Roman" style:font-size-asian="12pt" style:language-asian="ru" style:country-asian="RU" style:font-name-complex="Times New Roman" style:font-size-complex="12pt"/>
    </style:style>
    <style:style style:name="T16" style:family="text">
      <style:text-properties fo:color="#000000" fo:language="en" fo:country="US"/>
    </style:style>
    <style:style style:name="T17" style:family="text">
      <style:text-properties fo:color="#000080"/>
    </style:style>
    <style:style style:name="T18" style:family="text">
      <style:text-properties fo:font-size="11.5pt" fo:language="ru" fo:country="RU" style:font-size-asian="11.5pt" style:font-size-complex="11.5pt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dash" draw:stroke-dash="Line_20_with_20_Fine_20_Dots" svg:stroke-width="0.049cm" svg:stroke-color="#008000" draw:marker-start="" draw:marker-start-width="0.275cm" draw:marker-start-center="false" draw:marker-end="Стили_20_стрелок_20_1" draw:marker-end-width="0.376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.049cm" svg:stroke-color="#0047ff" draw:marker-start="" draw:marker-start-width="0.275cm" draw:marker-start-center="false" draw:marker-end="Стили_20_стрелок_20_1" draw:marker-end-width="0.376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.049cm" svg:stroke-color="#ff0000" draw:marker-start="" draw:marker-start-width="0.275cm" draw:marker-start-center="false" draw:marker-end="Стили_20_стрелок_20_1" draw:marker-end-width="0.376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draw:stroke="solid" svg:stroke-width="0.019cm" svg:stroke-color="#008000" draw:marker-start="" draw:marker-start-width="0.229cm" draw:marker-start-center="false" draw:marker-end="" draw:marker-end-width="0.229cm" draw:marker-end-center="false" draw:fill="none" draw:fill-color="#99ccff" draw:textarea-horizontal-align="justify" draw:textarea-vertical-align="middle" draw:auto-grow-height="fals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.019cm" svg:stroke-color="#0047ff" draw:marker-start="" draw:marker-start-width="0.229cm" draw:marker-start-center="false" draw:marker-end="" draw:marker-end-width="0.229cm" draw:marker-end-center="false" draw:fill="none" draw:fill-color="#99ccff" draw:textarea-horizontal-align="justify" draw:textarea-vertical-align="middle" draw:auto-grow-height="fals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.019cm" svg:stroke-color="#ff0000" draw:marker-start="" draw:marker-start-width="0.229cm" draw:marker-start-center="false" draw:marker-end="" draw:marker-end-width="0.229cm" draw:marker-end-center="false" draw:fill="none" draw:fill-color="#99ccff" draw:textarea-horizontal-align="justify" draw:textarea-vertical-align="middle" draw:auto-grow-height="fals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cm" svg:stroke-color="#000000" draw:marker-start="Стили_20_стрелок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3cm" draw:marker-start-center="false" draw:marker-end="Стили_20_стрелок_20_1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hatch" draw:fill-color="#99ccff" draw:fill-hatch-name="Black_20_45_20_Degrees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.03cm" svg:stroke-color="#000080" draw:marker-start="" draw:marker-start-width="0.245cm" draw:marker-start-center="false" draw:marker-end="Стили_20_стрелок_20_1" draw:marker-end-width="0.346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.041cm" svg:stroke-color="#ff0000" draw:marker-start="" draw:marker-start-width="0.259cm" draw:marker-start-center="false" draw:marker-end="Стили_20_стрелок_20_1" draw:marker-end-width="0.36cm" draw:marker-end-center="false" draw:fill="solid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3">Билет </text:span><text:span text:style-name="T14">7</text:span><text:span text:style-name="T13">.</text:span><text:span text:style-name="T15"> Сила упругости, закон Гука. Вес. Невесомость. </text:span></text:p>
      <text:p text:style-name="P12">Сила — количественная мера действия тел друг на друга, в результате которого тела получают ускорение.</text:p>
      <text:p text:style-name="P12">Силы упругости — электромагнитные силы.</text:p>
      <text:p text:style-name="P4"><text:span text:style-name="T2">Сила упругости</text:span><text:span text:style-name="T9"> — сила, </text:span><text:span text:style-name="T18">возникающая в упруго-деформированном теле, и стремящаяся вернуть телу исходную форму. Приложена к месту приложения деформирующей силы и противонаправлена ей.</text:span></text:p>
      <text:p text:style-name="P8"><draw:g text:anchor-type="paragraph" draw:z-index="6" draw:style-name="gr15"><draw:line draw:style-name="gr2" draw:text-style-name="P31" svg:x1="0.252cm" svg:y1="0.011cm" svg:x2="0.252cm" svg:y2="1.011cm">
      <text:p/>
     </draw:line><draw:custom-shape draw:style-name="gr16" draw:text-style-name="P31" svg:width="0.251cm" svg:height="1.001cm" svg:x="0.002cm" svg:y="0.011cm">
      <text:p/>
      <draw:enhanced-geometry svg:viewBox="0 0 21600 21600" draw:type="rectangle" draw:enhanced-path="M 0 0 L 21600 0 21600 21600 0 21600 0 0 Z N"/>
     </draw:custom-shape><draw:line draw:style-name="gr2" draw:text-style-name="P31" svg:x1="0.252cm" svg:y1="0.511cm" svg:x2="0.752cm" svg:y2="0.511cm">
      <text:p/>
     </draw:line><draw:line draw:style-name="gr2" draw:text-style-name="P31" svg:x1="0.753cm" svg:y1="0.211cm" svg:x2="0.753cm" svg:y2="0.461cm">
      <text:p/>
     </draw:line><draw:line draw:style-name="gr2" draw:text-style-name="P31" svg:x1="1.003cm" svg:y1="0.711cm" svg:x2="0.753cm" svg:y2="0.211cm">
      <text:p/>
     </draw:line><draw:line draw:style-name="gr2" draw:text-style-name="P31" svg:x1="1.002cm" svg:y1="0.211cm" svg:x2="1.002cm" svg:y2="0.711cm">
      <text:p/>
     </draw:line><draw:line draw:style-name="gr2" draw:text-style-name="P31" svg:x1="1.252cm" svg:y1="0.711cm" svg:x2="1.002cm" svg:y2="0.211cm">
      <text:p/>
     </draw:line><draw:line draw:style-name="gr2" draw:text-style-name="P31" svg:x1="1.254cm" svg:y1="0.211cm" svg:x2="1.254cm" svg:y2="0.711cm">
      <text:p/>
     </draw:line><draw:line draw:style-name="gr2" draw:text-style-name="P31" svg:x1="1.504cm" svg:y1="0.711cm" svg:x2="1.254cm" svg:y2="0.211cm">
      <text:p/>
     </draw:line><draw:line draw:style-name="gr2" draw:text-style-name="P31" svg:x1="1.502cm" svg:y1="0.211cm" svg:x2="1.502cm" svg:y2="0.711cm">
      <text:p/>
     </draw:line><draw:line draw:style-name="gr2" draw:text-style-name="P31" svg:x1="1.752cm" svg:y1="0.711cm" svg:x2="1.502cm" svg:y2="0.211cm">
      <text:p/>
     </draw:line><draw:line draw:style-name="gr2" draw:text-style-name="P31" svg:x1="1.752cm" svg:y1="0.211cm" svg:x2="1.752cm" svg:y2="0.711cm">
      <text:p/>
     </draw:line><draw:line draw:style-name="gr2" draw:text-style-name="P31" svg:x1="2.002cm" svg:y1="0.711cm" svg:x2="1.752cm" svg:y2="0.211cm">
      <text:p/>
     </draw:line><draw:line draw:style-name="gr2" draw:text-style-name="P31" svg:x1="2.002cm" svg:y1="0.211cm" svg:x2="2.002cm" svg:y2="0.711cm">
      <text:p/>
     </draw:line><draw:line draw:style-name="gr2" draw:text-style-name="P31" svg:x1="2.252cm" svg:y1="0.711cm" svg:x2="2.002cm" svg:y2="0.211cm">
      <text:p/>
     </draw:line><draw:line draw:style-name="gr2" draw:text-style-name="P31" svg:x1="2.254cm" svg:y1="0.211cm" svg:x2="2.254cm" svg:y2="0.711cm">
      <text:p/>
     </draw:line><draw:line draw:style-name="gr2" draw:text-style-name="P31" svg:x1="2.504cm" svg:y1="0.711cm" svg:x2="2.254cm" svg:y2="0.211cm">
      <text:p/>
     </draw:line><draw:line draw:style-name="gr2" draw:text-style-name="P31" svg:x1="2.502cm" svg:y1="0.713cm" svg:x2="2.502cm" svg:y2="0.463cm">
      <text:p/>
     </draw:line><draw:line draw:style-name="gr2" draw:text-style-name="P31" svg:x1="2.752cm" svg:y1="0.463cm" svg:x2="2.502cm" svg:y2="0.463cm">
      <text:p/>
     </draw:line><draw:line draw:style-name="gr17" draw:text-style-name="P31" svg:x1="2.752cm" svg:y1="0.511cm" svg:x2="3.752cm" svg:y2="0.511cm">
      <text:p/>
     </draw:line><draw:line draw:style-name="gr18" draw:text-style-name="P31" svg:x1="2.752cm" svg:y1="0.511cm" svg:x2="1.752cm" svg:y2="0.511cm">
      <text:p/>
     </draw:line><draw:frame draw:style-name="gr7" draw:text-style-name="P32" svg:width="0.816cm" svg:height="0.516cm" svg:x="1.597cm" svg:y="0.725cm">
      <draw:image xlink:href="Pictures/2000001D0000032D000001F75C254864.svm" xlink:type="simple" xlink:show="embed" xlink:actuate="onLoad">
       <text:p/>
      </draw:image>
     </draw:frame><draw:frame draw:style-name="gr7" draw:text-style-name="P32" svg:width="0.445cm" svg:height="0.482cm" svg:x="3.436cm" svg:y="0.611cm">
      <draw:image xlink:href="Pictures/20000016000001BC000001D34C30D4E1.svm" xlink:type="simple" xlink:show="embed" xlink:actuate="onLoad">
       <text:p/>
      </draw:image>
     </draw:frame>
    </draw:g><text:span text:style-name="T10">Деформация </text:span><text:span text:style-name="T9">— изменение формы или размера тела</text:span></text:p>
      <text:list xml:id="list41404817" text:style-name="L1">
        <text:list-item>
          <text:p text:style-name="P22">Упругие деформации — деформации, которые исчезают после того, как на тело перестают действовать внешние силы</text:p>
        </text:list-item>
        <text:list-item>
          <text:p text:style-name="P22">Пластические деформации — деформации, которые остаются либо полностью, либо частично после прекращения действия внешних сил</text:p>
        </text:list-item>
      </text:list>
      <text:p text:style-name="P1">Природа сил упругости</text:p>
      <text:p text:style-name="P1">При растяжении (сжатии) тела расстояния между молекулами увеличивается (уменьшается), силы притяжения (отталкивания) превосходят по модулю силы отталкивания (притяжения). Между молекулами действуют силы притяжения (отталкивания) и препятствуют растяжению (сжатию) тела.</text:p>
      <text:p text:style-name="P1">Деформации</text:p>
      <text:list xml:id="list41409801" text:style-name="L2">
        <text:list-item>
          <text:p text:style-name="P15">Растяжение<text:tab/><text:span text:style-name="T9">Примеры: резина, пружина.</text:span></text:p>
        </text:list-item>
        <text:list-item>
          <text:p text:style-name="P14"><text:span text:style-name="T7">Сжатие<text:tab/><text:tab/></text:span><text:span text:style-name="T8">Примеры: мяч при ударе, пружина.</text:span></text:p>
        </text:list-item>
        <text:list-item>
          <text:p text:style-name="P15">Сдвиг<text:tab/><text:tab/></text:p>
        </text:list-item>
        <text:list-item>
          <text:p text:style-name="P15">Изгиб <text:span text:style-name="T11">(</text:span><text:span text:style-name="T9">неоднородное растяжение\сжатие)</text:span></text:p>
        </text:list-item>
        <text:list-item>
          <text:p text:style-name="P15">Кручение (неоднородный сдвиг)</text:p>
        </text:list-item>
      </text:list>
      <text:p text:style-name="P5">Закон Гука</text:p>
      <text:list xml:id="list41406934" text:style-name="L3">
        <text:list-item>
          <text:p text:style-name="P17"><draw:frame draw:style-name="fr1" draw:name="Объект38" text:anchor-type="as-char" svg:width="11.277cm" svg:height="1.489cm" draw:z-index="0"><draw:object xlink:href="./Object 1" xlink:type="simple" xlink:show="embed" xlink:actuate="onLoad"/><draw:image xlink:href="./ObjectReplacements/Object 1" xlink:type="simple" xlink:show="embed" xlink:actuate="onLoad"/>
      </draw:frame></text:p>
          <text:p text:style-name="P17">Закон Гука выполняется при малых растяжениях.</text:p>
        </text:list-item>
        <text:list-item>
          <text:p text:style-name="P17">Механическое напряжение — физическая величина, численно равная отношению силы упругости к площади сечения, к которой он приложена.</text:p>
          <text:p text:style-name="P17">Механическое напряжение характеризует состояние деформированного тела. </text:p>
          <text:p text:style-name="P19"><text:span text:style-name="T4"><draw:frame draw:style-name="fr1" draw:name="Объект1" text:anchor-type="as-char" svg:width="5.353cm" svg:height="1.06cm" draw:z-index="1"><draw:object xlink:href="./Object 2" xlink:type="simple" xlink:show="embed" xlink:actuate="onLoad"/><draw:image xlink:href="./ObjectReplacements/Object 2" xlink:type="simple" xlink:show="embed" xlink:actuate="onLoad"/>
       </draw:frame></text:span><text:span text:style-name="T6"><draw:frame draw:style-name="fr1" draw:name="Объект2" text:anchor-type="as-char" svg:width="2.625cm" svg:height="1.057cm" draw:z-index="2"><draw:object xlink:href="./Object 3" xlink:type="simple" xlink:show="embed" xlink:actuate="onLoad"/><draw:image xlink:href="./ObjectReplacements/Object 3" xlink:type="simple" xlink:show="embed" xlink:actuate="onLoad"/>
       </draw:frame></text:span></text:p>
          <text:p text:style-name="P20"><text:span text:style-name="T3">Пусть на стержень длиной</text:span><text:span text:style-name="T6"><draw:frame draw:style-name="fr1" draw:name="Объект8" text:anchor-type="as-char" svg:width="0.487cm" svg:height="0.529cm" draw:z-index="24"><draw:object xlink:href="./Object 5" xlink:type="simple" xlink:show="embed" xlink:actuate="onLoad"/><draw:image xlink:href="./ObjectReplacements/Object 5" xlink:type="simple" xlink:show="embed" xlink:actuate="onLoad"/>
        <svg:desc>формула</svg:desc>
       </draw:frame></text:span><text:span text:style-name="T3">и площадью поперечного сечения</text:span><text:span text:style-name="T6"><draw:frame draw:style-name="fr1" draw:name="Объект7" text:anchor-type="as-char" svg:width="0.43cm" svg:height="0.467cm" draw:z-index="25"><draw:object xlink:href="./Object 6" xlink:type="simple" xlink:show="embed" xlink:actuate="onLoad"/><draw:image xlink:href="./ObjectReplacements/Object 6" xlink:type="simple" xlink:show="embed" xlink:actuate="onLoad"/>
        <svg:desc>формула</svg:desc>
       </draw:frame></text:span><text:span text:style-name="T3">подвергся растяжению на величину </text:span><text:span text:style-name="T6"><draw:frame draw:style-name="fr1" draw:name="Объект6" text:anchor-type="as-char" svg:width="0.684cm" svg:height="0.467cm" draw:z-index="26"><draw:object xlink:href="./Object 7" xlink:type="simple" xlink:show="embed" xlink:actuate="onLoad"/><draw:image xlink:href="./ObjectReplacements/Object 7" xlink:type="simple" xlink:show="embed" xlink:actuate="onLoad"/>
        <svg:desc>формула</svg:desc>
       </draw:frame></text:span><text:span text:style-name="T3">под действием силы</text:span><text:span text:style-name="T3"><draw:frame draw:style-name="fr1" draw:name="Объект5" text:anchor-type="as-char" svg:width="0.49cm" svg:height="0.467cm" draw:z-index="27"><draw:object xlink:href="./Object 8" xlink:type="simple" xlink:show="embed" xlink:actuate="onLoad"/><draw:image xlink:href="./ObjectReplacements/Object 8" xlink:type="simple" xlink:show="embed" xlink:actuate="onLoad"/>
        <svg:desc>формула</svg:desc>
       </draw:frame></text:span><text:span text:style-name="T6">. </text:span><text:span text:style-name="T3">В теле возникает нормальное напряжение</text:span><text:span text:style-name="T3"><draw:frame draw:style-name="fr1" draw:name="Объект4" text:anchor-type="as-char" svg:width="0.453cm" svg:height="0.467cm" draw:z-index="29"><draw:object xlink:href="./Object 9" xlink:type="simple" xlink:show="embed" xlink:actuate="onLoad"/><draw:image xlink:href="./ObjectReplacements/Object 9" xlink:type="simple" xlink:show="embed" xlink:actuate="onLoad"/>
        <svg:desc>формула</svg:desc>
       </draw:frame></text:span><text:span text:style-name="T6">.</text:span></text:p>
          <text:p text:style-name="P20"><text:span text:style-name="T3">Тогда относительное удлинение </text:span><text:span text:style-name="T3"><draw:frame draw:style-name="fr1" draw:name="Объект3" text:anchor-type="as-char" svg:width="1.522cm" svg:height="1.064cm" draw:z-index="30"><draw:object xlink:href="./Object 10" xlink:type="simple" xlink:show="embed" xlink:actuate="onLoad"/><draw:image xlink:href="./ObjectReplacements/Object 10" xlink:type="simple" xlink:show="embed" xlink:actuate="onLoad"/>
        <svg:desc>формула</svg:desc>
       </draw:frame></text:span><text:span text:style-name="T3">.</text:span></text:p>
          <text:p text:style-name="P17">Закон Гука трактуется так: механическое напряжение, возникающее в теле при упругой деформации растяжения (сжатия), прямопропорционально относительному удлинению (сжатию).</text:p>
          <text:p text:style-name="P17"><draw:frame draw:style-name="fr1" draw:name="Объект9" text:anchor-type="as-char" svg:width="8.721cm" svg:height="1.064cm" draw:z-index="31"><draw:object xlink:href="./Object 11" xlink:type="simple" xlink:show="embed" xlink:actuate="onLoad"/><draw:image xlink:href="./ObjectReplacements/Object 11" xlink:type="simple" xlink:show="embed" xlink:actuate="onLoad"/>
       <svg:desc>формула</svg:desc>
      </draw:frame></text:p>
          <text:p text:style-name="P20"><text:span text:style-name="T6"><draw:frame draw:style-name="fr1" draw:name="Объект10" text:anchor-type="as-char" svg:width="1.706cm" svg:height="0.482cm" draw:z-index="28"><draw:object xlink:href="./Object 4" xlink:type="simple" xlink:show="embed" xlink:actuate="onLoad"/><draw:image xlink:href="./ObjectReplacements/Object 4" xlink:type="simple" xlink:show="embed" xlink:actuate="onLoad"/>
        <svg:desc>формула</svg:desc>
       </draw:frame></text:span><text:span text:style-name="T6">Модуль Юнга — постоянная величина для вещества.</text:span></text:p>
          <text:p text:style-name="P23">Рассмотрим тело, которое мы растягиваем.</text:p>
          <text:p text:style-name="P23">Построим график зависимости механического напряжения от относительной деформации.</text:p>
        </text:list-item>
      </text:list>
      <text:p text:style-name="P25">ОА — участок, где выполняется закон Гука.</text:p>
      <text:p text:style-name="P25">А — предел пропорциональности.</text:p>
      <text:p text:style-name="P25">АВ — закон не выполняется, длина восстанавливается.</text:p>
      <text:p text:style-name="P25">В — предел упругости.</text:p>
      <text:p text:style-name="P25">ВС — удлинение не требует увеличения внешнего напряжения.</text:p>
      <text:p text:style-name="P10"><text:span text:style-name="T3">D —</text:span><text:span text:style-name="T4"> предел прочности, образуется узкая часть некоторого сечения, которая рвется и при меньшем растяжении.</text:span></text:p>
      <text:p text:style-name="P25">Е — тело рвется.</text:p>
      <text:p text:style-name="P9"><text:span text:style-name="T5">Вывод формулы</text:span><text:span text:style-name="T3"><draw:frame draw:style-name="fr1" draw:name="Объект11" text:anchor-type="as-char" svg:width="1.401cm" svg:height="0.997cm" draw:z-index="32"><draw:object xlink:href="./Object 12" xlink:type="simple" xlink:show="embed" xlink:actuate="onLoad"/><draw:image xlink:href="./ObjectReplacements/Object 12" xlink:type="simple" xlink:show="embed" xlink:actuate="onLoad"/>
     </draw:frame></text:span><text:span text:style-name="T3"><draw:frame draw:style-name="fr1" draw:name="Объект12" text:anchor-type="as-char" svg:width="2.773cm" svg:height="3.284cm" draw:z-index="33"><draw:object xlink:href="./Object 13" xlink:type="simple" xlink:show="embed" xlink:actuate="onLoad"/><draw:image xlink:href="./ObjectReplacements/Object 13" xlink:type="simple" xlink:show="embed" xlink:actuate="onLoad"/>
     </draw:frame></text:span></text:p>
      <text:p text:style-name="P24"/>
      <text:p text:style-name="P26"><text:soft-page-break/>Последовательное соединение пружин</text:p>
      <text:p text:style-name="P27"><draw:g text:anchor-type="paragraph" draw:z-index="8" draw:style-name="gr15"><draw:line draw:style-name="gr2" draw:text-style-name="P31" svg:x1="1.501cm" svg:y1="0.002cm" svg:x2="1.501cm" svg:y2="1.002cm">
      <text:p/>
     </draw:line><draw:custom-shape draw:style-name="gr16" draw:text-style-name="P31" svg:width="0.251cm" svg:height="1.001cm" svg:x="1.252cm" svg:y="0.002cm">
      <text:p/>
      <draw:enhanced-geometry svg:viewBox="0 0 21600 21600" draw:type="rectangle" draw:enhanced-path="M 0 0 L 21600 0 21600 21600 0 21600 0 0 Z N"/>
     </draw:custom-shape><draw:line draw:style-name="gr2" draw:text-style-name="P31" svg:x1="1.501cm" svg:y1="0.502cm" svg:x2="2.001cm" svg:y2="0.502cm">
      <text:p/>
     </draw:line><draw:line draw:style-name="gr2" draw:text-style-name="P31" svg:x1="2.002cm" svg:y1="0.202cm" svg:x2="2.002cm" svg:y2="0.452cm">
      <text:p/>
     </draw:line><draw:line draw:style-name="gr2" draw:text-style-name="P31" svg:x1="2.252cm" svg:y1="0.702cm" svg:x2="2.002cm" svg:y2="0.202cm">
      <text:p/>
     </draw:line><draw:line draw:style-name="gr2" draw:text-style-name="P31" svg:x1="2.252cm" svg:y1="0.202cm" svg:x2="2.252cm" svg:y2="0.702cm">
      <text:p/>
     </draw:line><draw:line draw:style-name="gr2" draw:text-style-name="P31" svg:x1="2.502cm" svg:y1="0.702cm" svg:x2="2.252cm" svg:y2="0.202cm">
      <text:p/>
     </draw:line><draw:line draw:style-name="gr2" draw:text-style-name="P31" svg:x1="2.502cm" svg:y1="0.202cm" svg:x2="2.502cm" svg:y2="0.702cm">
      <text:p/>
     </draw:line><draw:line draw:style-name="gr2" draw:text-style-name="P31" svg:x1="2.752cm" svg:y1="0.702cm" svg:x2="2.502cm" svg:y2="0.202cm">
      <text:p/>
     </draw:line><draw:line draw:style-name="gr2" draw:text-style-name="P31" svg:x1="2.75cm" svg:y1="0.202cm" svg:x2="2.75cm" svg:y2="0.702cm">
      <text:p/>
     </draw:line><draw:line draw:style-name="gr2" draw:text-style-name="P31" svg:x1="3cm" svg:y1="0.702cm" svg:x2="2.75cm" svg:y2="0.202cm">
      <text:p/>
     </draw:line><draw:line draw:style-name="gr2" draw:text-style-name="P31" svg:x1="3.002cm" svg:y1="0.202cm" svg:x2="3.002cm" svg:y2="0.702cm">
      <text:p/>
     </draw:line><draw:line draw:style-name="gr2" draw:text-style-name="P31" svg:x1="3.252cm" svg:y1="0.702cm" svg:x2="3.002cm" svg:y2="0.202cm">
      <text:p/>
     </draw:line><draw:line draw:style-name="gr2" draw:text-style-name="P31" svg:x1="3.25cm" svg:y1="0.202cm" svg:x2="3.25cm" svg:y2="0.702cm">
      <text:p/>
     </draw:line><draw:line draw:style-name="gr2" draw:text-style-name="P31" svg:x1="3.5cm" svg:y1="0.702cm" svg:x2="3.25cm" svg:y2="0.202cm">
      <text:p/>
     </draw:line><draw:line draw:style-name="gr2" draw:text-style-name="P31" svg:x1="3.502cm" svg:y1="0.202cm" svg:x2="3.502cm" svg:y2="0.702cm">
      <text:p/>
     </draw:line><draw:line draw:style-name="gr2" draw:text-style-name="P31" svg:x1="3.752cm" svg:y1="0.702cm" svg:x2="3.502cm" svg:y2="0.202cm">
      <text:p/>
     </draw:line><draw:line draw:style-name="gr2" draw:text-style-name="P31" svg:x1="3.75cm" svg:y1="0.702cm" svg:x2="3.75cm" svg:y2="0.452cm">
      <text:p/>
     </draw:line><draw:line draw:style-name="gr2" draw:text-style-name="P31" svg:x1="4cm" svg:y1="0.452cm" svg:x2="3.75cm" svg:y2="0.452cm">
      <text:p/>
     </draw:line><draw:line draw:style-name="gr17" draw:text-style-name="P31" svg:x1="6cm" svg:y1="0.502cm" svg:x2="7cm" svg:y2="0.502cm">
      <text:p/>
     </draw:line><draw:line draw:style-name="gr18" draw:text-style-name="P31" svg:x1="3.817cm" svg:y1="0.502cm" svg:x2="2.817cm" svg:y2="0.502cm">
      <text:p/>
     </draw:line><draw:frame draw:style-name="gr7" draw:text-style-name="P32" svg:width="0.586cm" svg:height="0.516cm" svg:x="2.702cm" svg:y="0.702cm">
      <draw:image xlink:href="Pictures/2000001D0000024C000001F7933DA6E5.svm" xlink:type="simple" xlink:show="embed" xlink:actuate="onLoad">
       <text:p/>
      </draw:image>
     </draw:frame><draw:frame draw:style-name="gr7" draw:text-style-name="P32" svg:width="0.444cm" svg:height="0.484cm" svg:x="6.759cm" svg:y="0.619cm">
      <draw:image xlink:href="Pictures/20000016000001BC000001D34C30D4E1.svm" xlink:type="simple" xlink:show="embed" xlink:actuate="onLoad">
       <text:p/>
      </draw:image>
     </draw:frame><draw:line draw:style-name="gr2" draw:text-style-name="P31" svg:x1="4.002cm" svg:y1="0.202cm" svg:x2="4.002cm" svg:y2="0.452cm">
      <text:p/>
     </draw:line><draw:line draw:style-name="gr2" draw:text-style-name="P31" svg:x1="4.252cm" svg:y1="0.702cm" svg:x2="4.002cm" svg:y2="0.202cm">
      <text:p/>
     </draw:line><draw:line draw:style-name="gr2" draw:text-style-name="P31" svg:x1="4.251cm" svg:y1="0.202cm" svg:x2="4.251cm" svg:y2="0.702cm">
      <text:p/>
     </draw:line><draw:line draw:style-name="gr2" draw:text-style-name="P31" svg:x1="4.501cm" svg:y1="0.702cm" svg:x2="4.251cm" svg:y2="0.202cm">
      <text:p/>
     </draw:line><draw:line draw:style-name="gr2" draw:text-style-name="P31" svg:x1="4.502cm" svg:y1="0.202cm" svg:x2="4.502cm" svg:y2="0.702cm">
      <text:p/>
     </draw:line><draw:line draw:style-name="gr2" draw:text-style-name="P31" svg:x1="4.752cm" svg:y1="0.702cm" svg:x2="4.502cm" svg:y2="0.202cm">
      <text:p/>
     </draw:line><draw:line draw:style-name="gr2" draw:text-style-name="P31" svg:x1="4.752cm" svg:y1="0.202cm" svg:x2="4.752cm" svg:y2="0.702cm">
      <text:p/>
     </draw:line><draw:line draw:style-name="gr2" draw:text-style-name="P31" svg:x1="5.002cm" svg:y1="0.702cm" svg:x2="4.752cm" svg:y2="0.202cm">
      <text:p/>
     </draw:line><draw:line draw:style-name="gr2" draw:text-style-name="P31" svg:x1="5.002cm" svg:y1="0.202cm" svg:x2="5.002cm" svg:y2="0.702cm">
      <text:p/>
     </draw:line><draw:line draw:style-name="gr2" draw:text-style-name="P31" svg:x1="5.252cm" svg:y1="0.702cm" svg:x2="5.002cm" svg:y2="0.202cm">
      <text:p/>
     </draw:line><draw:line draw:style-name="gr2" draw:text-style-name="P31" svg:x1="5.252cm" svg:y1="0.202cm" svg:x2="5.252cm" svg:y2="0.702cm">
      <text:p/>
     </draw:line><draw:line draw:style-name="gr2" draw:text-style-name="P31" svg:x1="5.502cm" svg:y1="0.702cm" svg:x2="5.252cm" svg:y2="0.202cm">
      <text:p/>
     </draw:line><draw:line draw:style-name="gr2" draw:text-style-name="P31" svg:x1="5.5cm" svg:y1="0.202cm" svg:x2="5.5cm" svg:y2="0.702cm">
      <text:p/>
     </draw:line><draw:line draw:style-name="gr2" draw:text-style-name="P31" svg:x1="5.75cm" svg:y1="0.702cm" svg:x2="5.5cm" svg:y2="0.202cm">
      <text:p/>
     </draw:line><draw:line draw:style-name="gr2" draw:text-style-name="P31" svg:x1="5.752cm" svg:y1="0.702cm" svg:x2="5.752cm" svg:y2="0.452cm">
      <text:p/>
     </draw:line><draw:line draw:style-name="gr2" draw:text-style-name="P31" svg:x1="6.002cm" svg:y1="0.452cm" svg:x2="5.752cm" svg:y2="0.452cm">
      <text:p/>
     </draw:line><draw:line draw:style-name="gr2" draw:text-style-name="P31" svg:x1="1.501cm" svg:y1="0.002cm" svg:x2="1.501cm" svg:y2="1.002cm">
      <text:p/>
     </draw:line><draw:custom-shape draw:style-name="gr16" draw:text-style-name="P31" svg:width="0.251cm" svg:height="1.001cm" svg:x="1.252cm" svg:y="0.002cm">
      <text:p/>
      <draw:enhanced-geometry svg:viewBox="0 0 21600 21600" draw:type="rectangle" draw:enhanced-path="M 0 0 L 21600 0 21600 21600 0 21600 0 0 Z N"/>
     </draw:custom-shape><draw:line draw:style-name="gr2" draw:text-style-name="P31" svg:x1="1.501cm" svg:y1="0.502cm" svg:x2="2.001cm" svg:y2="0.502cm">
      <text:p/>
     </draw:line><draw:line draw:style-name="gr2" draw:text-style-name="P31" svg:x1="2.002cm" svg:y1="0.202cm" svg:x2="2.002cm" svg:y2="0.452cm">
      <text:p/>
     </draw:line><draw:line draw:style-name="gr2" draw:text-style-name="P31" svg:x1="2.252cm" svg:y1="0.702cm" svg:x2="2.002cm" svg:y2="0.202cm">
      <text:p/>
     </draw:line><draw:line draw:style-name="gr2" draw:text-style-name="P31" svg:x1="2.252cm" svg:y1="0.202cm" svg:x2="2.252cm" svg:y2="0.702cm">
      <text:p/>
     </draw:line><draw:line draw:style-name="gr2" draw:text-style-name="P31" svg:x1="2.502cm" svg:y1="0.702cm" svg:x2="2.252cm" svg:y2="0.202cm">
      <text:p/>
     </draw:line><draw:line draw:style-name="gr2" draw:text-style-name="P31" svg:x1="2.502cm" svg:y1="0.202cm" svg:x2="2.502cm" svg:y2="0.702cm">
      <text:p/>
     </draw:line><draw:line draw:style-name="gr2" draw:text-style-name="P31" svg:x1="2.752cm" svg:y1="0.702cm" svg:x2="2.502cm" svg:y2="0.202cm">
      <text:p/>
     </draw:line><draw:line draw:style-name="gr2" draw:text-style-name="P31" svg:x1="2.75cm" svg:y1="0.202cm" svg:x2="2.75cm" svg:y2="0.702cm">
      <text:p/>
     </draw:line><draw:line draw:style-name="gr2" draw:text-style-name="P31" svg:x1="3cm" svg:y1="0.702cm" svg:x2="2.75cm" svg:y2="0.202cm">
      <text:p/>
     </draw:line><draw:line draw:style-name="gr2" draw:text-style-name="P31" svg:x1="3.002cm" svg:y1="0.202cm" svg:x2="3.002cm" svg:y2="0.702cm">
      <text:p/>
     </draw:line><draw:line draw:style-name="gr2" draw:text-style-name="P31" svg:x1="3.252cm" svg:y1="0.702cm" svg:x2="3.002cm" svg:y2="0.202cm">
      <text:p/>
     </draw:line><draw:line draw:style-name="gr2" draw:text-style-name="P31" svg:x1="3.25cm" svg:y1="0.202cm" svg:x2="3.25cm" svg:y2="0.702cm">
      <text:p/>
     </draw:line><draw:line draw:style-name="gr2" draw:text-style-name="P31" svg:x1="3.5cm" svg:y1="0.702cm" svg:x2="3.25cm" svg:y2="0.202cm">
      <text:p/>
     </draw:line><draw:line draw:style-name="gr2" draw:text-style-name="P31" svg:x1="3.502cm" svg:y1="0.202cm" svg:x2="3.502cm" svg:y2="0.702cm">
      <text:p/>
     </draw:line><draw:line draw:style-name="gr2" draw:text-style-name="P31" svg:x1="3.752cm" svg:y1="0.702cm" svg:x2="3.502cm" svg:y2="0.202cm">
      <text:p/>
     </draw:line><draw:line draw:style-name="gr2" draw:text-style-name="P31" svg:x1="3.75cm" svg:y1="0.702cm" svg:x2="3.75cm" svg:y2="0.452cm">
      <text:p/>
     </draw:line><draw:line draw:style-name="gr2" draw:text-style-name="P31" svg:x1="4cm" svg:y1="0.452cm" svg:x2="3.75cm" svg:y2="0.452cm">
      <text:p/>
     </draw:line><draw:line draw:style-name="gr2" draw:text-style-name="P31" svg:x1="4.002cm" svg:y1="0.202cm" svg:x2="4.002cm" svg:y2="0.452cm">
      <text:p/>
     </draw:line><draw:line draw:style-name="gr18" draw:text-style-name="P31" svg:x1="6.002cm" svg:y1="0.502cm" svg:x2="5.002cm" svg:y2="0.502cm">
      <text:p/>
     </draw:line><draw:frame draw:style-name="gr7" draw:text-style-name="P32" svg:width="0.585cm" svg:height="0.516cm" svg:x="4.887cm" svg:y="0.686cm">
      <draw:image xlink:href="Pictures/2000001D00000252000001F73E9DB089.svm" xlink:type="simple" xlink:show="embed" xlink:actuate="onLoad">
       <text:p/>
      </draw:image>
     </draw:frame>
    </draw:g><draw:frame draw:style-name="fr1" draw:name="Объект26" text:anchor-type="as-char" svg:width="7.327cm" svg:height="0.584cm" draw:z-index="21"><draw:object xlink:href="./Object 27" xlink:type="simple" xlink:show="embed" xlink:actuate="onLoad"/><draw:image xlink:href="./ObjectReplacements/Object 27" xlink:type="simple" xlink:show="embed" xlink:actuate="onLoad"/>
     <svg:desc>формула</svg:desc>
    </draw:frame></text:p>
      <text:p text:style-name="P11"><text:span text:style-name="T3">Получили уравнение от одной переменной </text:span><text:span text:style-name="T6">k; </text:span><text:span text:style-name="T3">тогда оно имеет одно решение. Подставим <text:s/></text:span><text:span text:style-name="T3"><draw:frame draw:style-name="fr1" draw:name="Объект27" text:anchor-type="as-char" svg:width="2.157cm" svg:height="1.062cm" draw:z-index="22"><draw:object xlink:href="./Object 28" xlink:type="simple" xlink:show="embed" xlink:actuate="onLoad"/><draw:image xlink:href="./ObjectReplacements/Object 28" xlink:type="simple" xlink:show="embed" xlink:actuate="onLoad"/>
      <svg:desc>формула</svg:desc>
     </draw:frame></text:span><text:span text:style-name="T3">. Все сходится. +</text:span></text:p>
      <text:p text:style-name="P26">Параллельное соединение пружин</text:p>
      <text:p text:style-name="P28"><draw:g text:anchor-type="paragraph" draw:z-index="7" draw:style-name="gr15"><draw:line draw:style-name="gr2" draw:text-style-name="P31" svg:x1="1.501cm" svg:y1="0cm" svg:x2="1.501cm" svg:y2="1cm">
      <text:p/>
     </draw:line><draw:custom-shape draw:style-name="gr16" draw:text-style-name="P31" svg:width="0.251cm" svg:height="1.001cm" svg:x="1.252cm" svg:y="0cm">
      <text:p/>
      <draw:enhanced-geometry svg:viewBox="0 0 21600 21600" draw:type="rectangle" draw:enhanced-path="M 0 0 L 21600 0 21600 21600 0 21600 0 0 Z N"/>
     </draw:custom-shape><draw:line draw:style-name="gr2" draw:text-style-name="P31" svg:x1="1.501cm" svg:y1="0.5cm" svg:x2="2.001cm" svg:y2="0.5cm">
      <text:p/>
     </draw:line><draw:line draw:style-name="gr2" draw:text-style-name="P31" svg:x1="2.002cm" svg:y1="0.2cm" svg:x2="2.002cm" svg:y2="0.45cm">
      <text:p/>
     </draw:line><draw:line draw:style-name="gr2" draw:text-style-name="P31" svg:x1="2.252cm" svg:y1="0.7cm" svg:x2="2.002cm" svg:y2="0.2cm">
      <text:p/>
     </draw:line><draw:line draw:style-name="gr2" draw:text-style-name="P31" svg:x1="2.252cm" svg:y1="0.2cm" svg:x2="2.252cm" svg:y2="0.7cm">
      <text:p/>
     </draw:line><draw:line draw:style-name="gr2" draw:text-style-name="P31" svg:x1="2.502cm" svg:y1="0.7cm" svg:x2="2.252cm" svg:y2="0.2cm">
      <text:p/>
     </draw:line><draw:line draw:style-name="gr2" draw:text-style-name="P31" svg:x1="2.502cm" svg:y1="0.2cm" svg:x2="2.502cm" svg:y2="0.7cm">
      <text:p/>
     </draw:line><draw:line draw:style-name="gr2" draw:text-style-name="P31" svg:x1="2.752cm" svg:y1="0.7cm" svg:x2="2.502cm" svg:y2="0.2cm">
      <text:p/>
     </draw:line><draw:line draw:style-name="gr2" draw:text-style-name="P31" svg:x1="2.75cm" svg:y1="0.2cm" svg:x2="2.75cm" svg:y2="0.7cm">
      <text:p/>
     </draw:line><draw:line draw:style-name="gr2" draw:text-style-name="P31" svg:x1="3cm" svg:y1="0.7cm" svg:x2="2.75cm" svg:y2="0.2cm">
      <text:p/>
     </draw:line><draw:line draw:style-name="gr2" draw:text-style-name="P31" svg:x1="3.002cm" svg:y1="0.2cm" svg:x2="3.002cm" svg:y2="0.7cm">
      <text:p/>
     </draw:line><draw:line draw:style-name="gr2" draw:text-style-name="P31" svg:x1="3.252cm" svg:y1="0.7cm" svg:x2="3.002cm" svg:y2="0.2cm">
      <text:p/>
     </draw:line><draw:line draw:style-name="gr2" draw:text-style-name="P31" svg:x1="3.25cm" svg:y1="0.2cm" svg:x2="3.25cm" svg:y2="0.7cm">
      <text:p/>
     </draw:line><draw:line draw:style-name="gr2" draw:text-style-name="P31" svg:x1="3.5cm" svg:y1="0.7cm" svg:x2="3.25cm" svg:y2="0.2cm">
      <text:p/>
     </draw:line><draw:line draw:style-name="gr2" draw:text-style-name="P31" svg:x1="3.502cm" svg:y1="0.2cm" svg:x2="3.502cm" svg:y2="0.7cm">
      <text:p/>
     </draw:line><draw:line draw:style-name="gr2" draw:text-style-name="P31" svg:x1="3.752cm" svg:y1="0.7cm" svg:x2="3.502cm" svg:y2="0.2cm">
      <text:p/>
     </draw:line><draw:line draw:style-name="gr2" draw:text-style-name="P31" svg:x1="3.75cm" svg:y1="0.7cm" svg:x2="3.75cm" svg:y2="0.45cm">
      <text:p/>
     </draw:line><draw:line draw:style-name="gr2" draw:text-style-name="P31" svg:x1="4cm" svg:y1="0.45cm" svg:x2="3.75cm" svg:y2="0.45cm">
      <text:p/>
     </draw:line><draw:line draw:style-name="gr2" draw:text-style-name="P31" svg:x1="4.002cm" svg:y1="0cm" svg:x2="4.002cm" svg:y2="2cm">
      <text:p/>
     </draw:line><draw:line draw:style-name="gr2" draw:text-style-name="P31" svg:x1="1.501cm" svg:y1="1cm" svg:x2="1.501cm" svg:y2="2cm">
      <text:p/>
     </draw:line><draw:custom-shape draw:style-name="gr16" draw:text-style-name="P31" svg:width="0.251cm" svg:height="1.001cm" svg:x="1.252cm" svg:y="1cm">
      <text:p/>
      <draw:enhanced-geometry svg:viewBox="0 0 21600 21600" draw:type="rectangle" draw:enhanced-path="M 0 0 L 21600 0 21600 21600 0 21600 0 0 Z N"/>
     </draw:custom-shape><draw:line draw:style-name="gr2" draw:text-style-name="P31" svg:x1="1.501cm" svg:y1="1.5cm" svg:x2="2.001cm" svg:y2="1.5cm">
      <text:p/>
     </draw:line><draw:line draw:style-name="gr2" draw:text-style-name="P31" svg:x1="2.002cm" svg:y1="1.2cm" svg:x2="2.002cm" svg:y2="1.45cm">
      <text:p/>
     </draw:line><draw:line draw:style-name="gr2" draw:text-style-name="P31" svg:x1="2.252cm" svg:y1="1.7cm" svg:x2="2.002cm" svg:y2="1.2cm">
      <text:p/>
     </draw:line><draw:line draw:style-name="gr2" draw:text-style-name="P31" svg:x1="2.252cm" svg:y1="1.2cm" svg:x2="2.252cm" svg:y2="1.7cm">
      <text:p/>
     </draw:line><draw:line draw:style-name="gr2" draw:text-style-name="P31" svg:x1="2.502cm" svg:y1="1.7cm" svg:x2="2.252cm" svg:y2="1.2cm">
      <text:p/>
     </draw:line><draw:line draw:style-name="gr2" draw:text-style-name="P31" svg:x1="2.502cm" svg:y1="1.2cm" svg:x2="2.502cm" svg:y2="1.7cm">
      <text:p/>
     </draw:line><draw:line draw:style-name="gr2" draw:text-style-name="P31" svg:x1="2.752cm" svg:y1="1.7cm" svg:x2="2.502cm" svg:y2="1.2cm">
      <text:p/>
     </draw:line><draw:line draw:style-name="gr2" draw:text-style-name="P31" svg:x1="2.75cm" svg:y1="1.2cm" svg:x2="2.75cm" svg:y2="1.7cm">
      <text:p/>
     </draw:line><draw:line draw:style-name="gr2" draw:text-style-name="P31" svg:x1="3cm" svg:y1="1.7cm" svg:x2="2.75cm" svg:y2="1.2cm">
      <text:p/>
     </draw:line><draw:line draw:style-name="gr2" draw:text-style-name="P31" svg:x1="3.002cm" svg:y1="1.2cm" svg:x2="3.002cm" svg:y2="1.7cm">
      <text:p/>
     </draw:line><draw:line draw:style-name="gr2" draw:text-style-name="P31" svg:x1="3.252cm" svg:y1="1.7cm" svg:x2="3.002cm" svg:y2="1.2cm">
      <text:p/>
     </draw:line><draw:line draw:style-name="gr2" draw:text-style-name="P31" svg:x1="3.25cm" svg:y1="1.2cm" svg:x2="3.25cm" svg:y2="1.7cm">
      <text:p/>
     </draw:line><draw:line draw:style-name="gr2" draw:text-style-name="P31" svg:x1="3.5cm" svg:y1="1.7cm" svg:x2="3.25cm" svg:y2="1.2cm">
      <text:p/>
     </draw:line><draw:line draw:style-name="gr2" draw:text-style-name="P31" svg:x1="3.502cm" svg:y1="1.2cm" svg:x2="3.502cm" svg:y2="1.7cm">
      <text:p/>
     </draw:line><draw:line draw:style-name="gr2" draw:text-style-name="P31" svg:x1="3.752cm" svg:y1="1.7cm" svg:x2="3.502cm" svg:y2="1.2cm">
      <text:p/>
     </draw:line><draw:line draw:style-name="gr2" draw:text-style-name="P31" svg:x1="3.75cm" svg:y1="1.7cm" svg:x2="3.75cm" svg:y2="1.45cm">
      <text:p/>
     </draw:line><draw:line draw:style-name="gr2" draw:text-style-name="P31" svg:x1="4cm" svg:y1="1.45cm" svg:x2="3.75cm" svg:y2="1.45cm">
      <text:p/>
     </draw:line><draw:line draw:style-name="gr17" draw:text-style-name="P31" svg:x1="4.002cm" svg:y1="1cm" svg:x2="5.002cm" svg:y2="1cm">
      <text:p/>
     </draw:line><draw:frame draw:style-name="gr7" draw:text-style-name="P32" svg:width="0.444cm" svg:height="0.482cm" svg:x="4.759cm" svg:y="1.118cm">
      <draw:image xlink:href="Pictures/20000016000001BC000001D34C30D4E1.svm" xlink:type="simple" xlink:show="embed" xlink:actuate="onLoad">
       <text:p/>
      </draw:image>
     </draw:frame><draw:line draw:style-name="gr18" draw:text-style-name="P31" svg:x1="4.002cm" svg:y1="0.5cm" svg:x2="3.002cm" svg:y2="0.5cm">
      <text:p/>
     </draw:line><draw:frame draw:style-name="gr7" draw:text-style-name="P32" svg:width="0.586cm" svg:height="0.516cm" svg:x="2.887cm" svg:y="0.7cm">
      <draw:image xlink:href="Pictures/2000001D0000024C000001F7933DA6E5.svm" xlink:type="simple" xlink:show="embed" xlink:actuate="onLoad">
       <text:p/>
      </draw:image>
     </draw:frame><draw:line draw:style-name="gr18" draw:text-style-name="P31" svg:x1="4.002cm" svg:y1="1.5cm" svg:x2="3.002cm" svg:y2="1.5cm">
      <text:p/>
     </draw:line><draw:frame draw:style-name="gr7" draw:text-style-name="P32" svg:width="0.586cm" svg:height="0.516cm" svg:x="2.887cm" svg:y="1.7cm">
      <draw:image xlink:href="Pictures/2000001D00000252000001F73E9DB089.svm" xlink:type="simple" xlink:show="embed" xlink:actuate="onLoad">
       <text:p/>
      </draw:image>
     </draw:frame>
    </draw:g><draw:frame draw:style-name="fr1" draw:name="Объект25" text:anchor-type="as-char" svg:width="7.024cm" svg:height="1.134cm" draw:z-index="23"><draw:object xlink:href="./Object 26" xlink:type="simple" xlink:show="embed" xlink:actuate="onLoad"/><draw:image xlink:href="./ObjectReplacements/Object 26" xlink:type="simple" xlink:show="embed" xlink:actuate="onLoad"/>
    </draw:frame></text:p>
      <text:p text:style-name="P29"/>
      <text:p text:style-name="P29"/>
      <text:p text:style-name="P2"><draw:g text:anchor-type="paragraph" draw:z-index="3" draw:style-name="gr1"><draw:line draw:style-name="gr2" draw:text-style-name="P31" svg:x1="12.92cm" svg:y1="3.907cm" svg:x2="18.605cm" svg:y2="3.907cm">
      <text:p/>
     </draw:line><draw:line draw:style-name="gr2" draw:text-style-name="P31" svg:x1="13.393cm" svg:y1="4.38cm" svg:x2="13.867cm" svg:y2="3.907cm">
      <text:p/>
     </draw:line><draw:line draw:style-name="gr2" draw:text-style-name="P31" svg:x1="14.149cm" svg:y1="4.38cm" svg:x2="14.623cm" svg:y2="3.907cm">
      <text:p/>
     </draw:line><draw:line draw:style-name="gr2" draw:text-style-name="P31" svg:x1="14.91cm" svg:y1="4.38cm" svg:x2="15.384cm" svg:y2="3.907cm">
      <text:p/>
     </draw:line><draw:line draw:style-name="gr2" draw:text-style-name="P31" svg:x1="15.665cm" svg:y1="4.38cm" svg:x2="16.139cm" svg:y2="3.907cm">
      <text:p/>
     </draw:line><draw:line draw:style-name="gr2" draw:text-style-name="P31" svg:x1="16.517cm" svg:y1="4.38cm" svg:x2="16.991cm" svg:y2="3.907cm">
      <text:p/>
     </draw:line><draw:line draw:style-name="gr2" draw:text-style-name="P31" svg:x1="17.279cm" svg:y1="4.38cm" svg:x2="17.753cm" svg:y2="3.907cm">
      <text:p/>
     </draw:line><draw:custom-shape draw:style-name="gr3" draw:text-style-name="P31" svg:width="2.846cm" svg:height="3.784cm" svg:x="14.34cm" svg:y="0.122cm">
      <text:p/>
      <draw:enhanced-geometry svg:viewBox="0 0 21600 21600" draw:mirror-horizontal="false" draw:mirror-vertical="false" draw:type="rectangle" draw:enhanced-path="M 0 0 L 21600 0 21600 21600 0 21600 0 0 Z N"/>
     </draw:custom-shape><draw:line draw:style-name="gr4" draw:text-style-name="P31" svg:x1="15.762cm" svg:y1="2.016cm" svg:x2="15.762cm" svg:y2="3.435cm">
      <text:p/>
     </draw:line><draw:line draw:style-name="gr5" draw:text-style-name="P31" svg:x1="15.762cm" svg:y1="3.906cm" svg:x2="15.762cm" svg:y2="2.487cm">
      <text:p/>
     </draw:line><draw:line draw:style-name="gr6" draw:text-style-name="P31" svg:x1="15.762cm" svg:y1="3.907cm" svg:x2="15.762cm" svg:y2="5.326cm">
      <text:p/>
     </draw:line><draw:frame draw:style-name="gr7" draw:text-style-name="P32" svg:width="0.772cm" svg:height="0.456cm" svg:x="16.167cm" svg:y="2.99cm">
      <draw:image xlink:href="Pictures/2000001D0000032C000001D38E6C3962.svm" xlink:type="simple" xlink:show="embed" xlink:actuate="onLoad">
       <text:p/>
      </draw:image>
     </draw:frame><draw:custom-shape draw:style-name="gr8" draw:text-style-name="P31" svg:width="0.95cm" svg:height="0.473cm" svg:x="16.046cm" svg:y="2.96cm">
      <text:p/>
      <draw:enhanced-geometry svg:viewBox="0 0 21600 21600" draw:mirror-horizontal="false" draw:mirror-vertical="false" draw:type="rectangle" draw:enhanced-path="M 0 0 L 21600 0 21600 21600 0 21600 0 0 Z N"/>
     </draw:custom-shape><draw:frame draw:style-name="gr7" draw:text-style-name="P32" svg:width="0.495cm" svg:height="0.496cm" svg:x="16.072cm" svg:y="2.329cm">
      <draw:image xlink:href="Pictures/2000001600000206000002085576BE45.svm" xlink:type="simple" xlink:show="embed" xlink:actuate="onLoad">
       <text:p/>
      </draw:image>
     </draw:frame><draw:custom-shape draw:style-name="gr9" draw:text-style-name="P31" svg:width="0.666cm" svg:height="0.473cm" svg:x="16.046cm" svg:y="2.299cm">
      <text:p/>
      <draw:enhanced-geometry svg:viewBox="0 0 21600 21600" draw:mirror-horizontal="false" draw:mirror-vertical="false" draw:type="rectangle" draw:enhanced-path="M 0 0 L 21600 0 21600 21600 0 21600 0 0 Z N"/>
     </draw:custom-shape><draw:custom-shape draw:style-name="gr10" draw:text-style-name="P31" svg:width="0.666cm" svg:height="0.473cm" svg:x="16.046cm" svg:y="4.948cm">
      <text:p/>
      <draw:enhanced-geometry svg:viewBox="0 0 21600 21600" draw:mirror-horizontal="false" draw:mirror-vertical="false" draw:type="rectangle" draw:enhanced-path="M 0 0 L 21600 0 21600 21600 0 21600 0 0 Z N"/>
     </draw:custom-shape><draw:frame draw:style-name="gr7" draw:text-style-name="P32" svg:width="0.47cm" svg:height="0.498cm" svg:x="16.072cm" svg:y="4.978cm">
      <draw:image xlink:href="Pictures/20000016000001EC00000208B3D344E4.svm" xlink:type="simple" xlink:show="embed" xlink:actuate="onLoad">
       <text:p/>
      </draw:image>
     </draw:frame><draw:frame draw:style-name="gr7" draw:text-style-name="P32" svg:width="1.281cm" svg:height="0.458cm" svg:x="17.494cm" svg:y="3.936cm">
      <draw:image xlink:href="Pictures/2000000F00000547000001D330AC53D4.svm" xlink:type="simple" xlink:show="embed" xlink:actuate="onLoad">
       <text:p/>
      </draw:image>
     </draw:frame><draw:frame draw:style-name="gr7" draw:text-style-name="P32" svg:width="0.969cm" svg:height="0.456cm" svg:x="15.125cm" svg:y="0.247cm">
      <draw:image xlink:href="Pictures/2000000F000003FB000001D33300662A.svm" xlink:type="simple" xlink:show="embed" xlink:actuate="onLoad">
       <text:p/>
      </draw:image>
     </draw:frame>
    </draw:g>Вес</text:p>
      <text:p text:style-name="P1"><text:span text:style-name="T1">Вес тела</text:span><text:span text:style-name="T3"> — сила, с которой тело, вследствие его притяжения Землей, действует на опору или растягивает подвес.</text:span></text:p>
      <text:list xml:id="list41407863" text:style-name="L4">
        <text:list-item>
          <text:p text:style-name="P18">Тело и опора неподвижны или движутся без ускорения</text:p>
          <text:p text:style-name="P21"><text:span text:style-name="T3">Опора действует на тело с силой</text:span><text:span text:style-name="T3"><draw:frame draw:style-name="fr1" draw:name="Объект13" text:anchor-type="as-char" svg:width="0.517cm" svg:height="0.52cm" draw:z-index="12"><draw:object xlink:href="./Object 14" xlink:type="simple" xlink:show="embed" xlink:actuate="onLoad"/><draw:image xlink:href="./ObjectReplacements/Object 14" xlink:type="simple" xlink:show="embed" xlink:actuate="onLoad"/>
       </draw:frame></text:span><text:span text:style-name="T6">→</text:span><text:span text:style-name="T3">По 3-му закону Ньютона тело действует на опору с силой</text:span><text:span text:style-name="T6"><draw:frame draw:style-name="fr1" draw:name="Объект14" text:anchor-type="as-char" svg:width="0.49cm" svg:height="0.52cm" draw:z-index="13"><draw:object xlink:href="./Object 15" xlink:type="simple" xlink:show="embed" xlink:actuate="onLoad"/><draw:image xlink:href="./ObjectReplacements/Object 15" xlink:type="simple" xlink:show="embed" xlink:actuate="onLoad"/>
       </draw:frame></text:span><text:span text:style-name="T3">и</text:span><text:span text:style-name="T6"><draw:frame draw:style-name="fr1" draw:name="Объект15" text:anchor-type="as-char" svg:width="1.49cm" svg:height="0.52cm" draw:z-index="18"><draw:object xlink:href="./Object 16" xlink:type="simple" xlink:show="embed" xlink:actuate="onLoad"/><draw:image xlink:href="./ObjectReplacements/Object 16" xlink:type="simple" xlink:show="embed" xlink:actuate="onLoad"/>
       </draw:frame></text:span></text:p>
          <text:p text:style-name="P21"><text:span text:style-name="T3">Тело не движется или движется без ускорения →</text:span><text:span text:style-name="T6"> </text:span><text:span text:style-name="T6"><draw:frame draw:style-name="fr1" draw:name="Объект17" text:anchor-type="as-char" svg:width="1.461cm" svg:height="0.467cm" draw:z-index="20"><draw:object xlink:href="./Object 18" xlink:type="simple" xlink:show="embed" xlink:actuate="onLoad"/><draw:image xlink:href="./ObjectReplacements/Object 18" xlink:type="simple" xlink:show="embed" xlink:actuate="onLoad"/>
       </draw:frame></text:span><text:span text:style-name="T6">→ </text:span><text:span text:style-name="T6"><draw:frame draw:style-name="fr1" draw:name="Объект16" text:anchor-type="as-char" svg:width="2.127cm" svg:height="0.467cm" draw:z-index="9"><draw:object xlink:href="./Object 17" xlink:type="simple" xlink:show="embed" xlink:actuate="onLoad"/><draw:image xlink:href="./ObjectReplacements/Object 17" xlink:type="simple" xlink:show="embed" xlink:actuate="onLoad"/>
       </draw:frame></text:span></text:p>
          <text:p text:style-name="P21"><text:span text:style-name="T3">Если</text:span><text:span text:style-name="T3"><draw:frame draw:style-name="fr1" draw:name="Объект19" text:anchor-type="as-char" svg:width="1.012cm" svg:height="0.467cm" draw:z-index="19"><draw:object xlink:href="./Object 20" xlink:type="simple" xlink:show="embed" xlink:actuate="onLoad"/><draw:image xlink:href="./ObjectReplacements/Object 20" xlink:type="simple" xlink:show="embed" xlink:actuate="onLoad"/>
       </draw:frame></text:span><text:span text:style-name="T6">,</text:span><text:span text:style-name="T6"><draw:frame draw:style-name="fr1" draw:name="Объект18" text:anchor-type="as-char" svg:width="1.399cm" svg:height="0.467cm" draw:z-index="10"><draw:object xlink:href="./Object 19" xlink:type="simple" xlink:show="embed" xlink:actuate="onLoad"/><draw:image xlink:href="./ObjectReplacements/Object 19" xlink:type="simple" xlink:show="embed" xlink:actuate="onLoad"/>
       </draw:frame></text:span></text:p>
        </text:list-item>
      </text:list>
      <text:p text:style-name="P3"/>
      <text:p text:style-name="P3"/>
      <text:p text:style-name="P3"/>
      <text:list xml:id="list39539688" text:continue-numbering="true" text:style-name="L4">
        <text:list-item>
          <text:p text:style-name="P21"><text:span text:style-name="T3">Тело и опора движутся с ускорением</text:span><text:span text:style-name="T6"><draw:frame draw:style-name="fr1" draw:name="Объект20" text:anchor-type="as-char" svg:width="0.423cm" svg:height="0.467cm" draw:z-index="11"><draw:object xlink:href="./Object 21" xlink:type="simple" xlink:show="embed" xlink:actuate="onLoad"/><draw:image xlink:href="./ObjectReplacements/Object 21" xlink:type="simple" xlink:show="embed" xlink:actuate="onLoad"/>
       </draw:frame></text:span>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">Вертикально вверх</text:p>
          </table:table-cell>
          <table:table-cell table:style-name="Таблица1.B1" office:value-type="string">
            <text:p text:style-name="P7">Вертикально вниз</text:p>
          </table:table-cell>
        </table:table-row>
        <table:table-row>
          <table:table-cell table:style-name="Таблица1.A2" office:value-type="string">
            <text:p text:style-name="P7"><draw:g text:anchor-type="as-char" draw:z-index="4" draw:style-name="gr11"><draw:line draw:style-name="gr6" draw:text-style-name="P31" svg:x1="0.975cm" svg:y1="2.999cm" svg:x2="1cm" svg:y2="4.999cm">
         <text:p/>
        </draw:line><draw:frame draw:style-name="gr7" draw:text-style-name="P32" svg:width="0.814cm" svg:height="0.482cm" svg:x="1.602cm" svg:y="3.632cm">
         <draw:image xlink:href="Pictures/2000001D0000032C000001D38E6C3962.svm" xlink:type="simple" xlink:show="embed" xlink:actuate="onLoad">
          <text:p/>
         </draw:image>
        </draw:frame><draw:custom-shape draw:style-name="gr8" draw:text-style-name="P31" svg:width="1.001cm" svg:height="0.5cm" svg:x="1.499cm" svg:y="3.6cm">
         <text:p/>
         <draw:enhanced-geometry svg:viewBox="0 0 21600 21600" draw:type="rectangle" draw:enhanced-path="M 0 0 L 21600 0 21600 21600 0 21600 0 0 Z N"/>
        </draw:custom-shape><draw:frame draw:style-name="gr7" draw:text-style-name="P32" svg:width="0.521cm" svg:height="0.525cm" svg:x="1.528cm" svg:y="1.132cm">
         <draw:image xlink:href="Pictures/2000001600000206000002085576BE45.svm" xlink:type="simple" xlink:show="embed" xlink:actuate="onLoad">
          <text:p/>
         </draw:image>
        </draw:frame><draw:custom-shape draw:style-name="gr9" draw:text-style-name="P31" svg:width="0.701cm" svg:height="0.5cm" svg:x="1.499cm" svg:y="1.101cm">
         <text:p/>
         <draw:enhanced-geometry svg:viewBox="0 0 21600 21600" draw:type="rectangle" draw:enhanced-path="M 0 0 L 21600 0 21600 21600 0 21600 0 0 Z N"/>
        </draw:custom-shape><draw:custom-shape draw:style-name="gr10" draw:text-style-name="P31" svg:width="0.699cm" svg:height="0.5cm" svg:x="0.076cm" svg:y="4.6cm">
         <text:p/>
         <draw:enhanced-geometry svg:viewBox="0 0 21600 21600" draw:type="rectangle" draw:enhanced-path="M 0 0 L 21600 0 21600 21600 0 21600 0 0 Z N"/>
        </draw:custom-shape><draw:frame draw:style-name="gr7" draw:text-style-name="P32" svg:width="0.495cm" svg:height="0.525cm" svg:x="0.102cm" svg:y="4.634cm">
         <draw:image xlink:href="Pictures/20000016000001EC00000208B3D344E4.svm" xlink:type="simple" xlink:show="embed" xlink:actuate="onLoad">
          <text:p/>
         </draw:image>
        </draw:frame><draw:line draw:style-name="gr4" draw:text-style-name="P31" svg:x1="1.3cm" svg:y1="2.498cm" svg:x2="1.3cm" svg:y2="3.998cm">
         <text:p/>
        </draw:line><draw:custom-shape draw:style-name="gr3" draw:text-style-name="P31" svg:width="2.5cm" svg:height="3.001cm" svg:x="0cm" svg:y="0cm">
         <text:p/>
         <draw:enhanced-geometry svg:viewBox="0 0 21600 21600" draw:type="rectangle" draw:enhanced-path="M 0 0 L 21600 0 21600 21600 0 21600 0 0 Z N"/>
        </draw:custom-shape><draw:custom-shape draw:style-name="gr3" draw:text-style-name="P31" svg:width="1.502cm" svg:height="1.001cm" svg:x="0.499cm" svg:y="2cm">
         <text:p/>
         <draw:enhanced-geometry svg:viewBox="0 0 21600 21600" draw:type="rectangle" draw:enhanced-path="M 0 0 L 21600 0 21600 21600 0 21600 0 0 Z N"/>
        </draw:custom-shape><draw:custom-shape draw:style-name="gr12" draw:text-style-name="P31" svg:width="0.1cm" svg:height="0.101cm" svg:x="1.251cm" svg:y="2.477cm">
         <text:p/>
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<draw:line draw:style-name="gr5" draw:text-style-name="P31" svg:x1="1.3cm" svg:y1="3cm" svg:x2="1.287cm" svg:y2="1.051cm">
         <text:p/>
        </draw:line><draw:line draw:style-name="gr13" draw:text-style-name="P31" svg:x1="3.1cm" svg:y1="1cm" svg:x2="3.1cm" svg:y2="2cm">
         <text:p/>
        </draw:line><draw:frame draw:style-name="gr7" draw:text-style-name="P32" svg:width="0.428cm" svg:height="0.482cm" svg:x="3.127cm" svg:y="1.233cm">
         <draw:image xlink:href="Pictures/20000016000001A9000001D315E51023.svm" xlink:type="simple" xlink:show="embed" xlink:actuate="onLoad">
          <text:p/>
         </draw:image>
        </draw:frame>
       </draw:g></text:p>
          </table:table-cell>
          <table:table-cell table:style-name="Таблица1.B2" office:value-type="string">
            <text:p text:style-name="P7"><draw:g text:anchor-type="as-char" draw:z-index="5" draw:style-name="gr11"><draw:line draw:style-name="gr6" draw:text-style-name="P31" svg:x1="0.975cm" svg:y1="2.999cm" svg:x2="1cm" svg:y2="3.999cm">
         <text:p/>
        </draw:line><draw:frame draw:style-name="gr7" draw:text-style-name="P32" svg:width="0.814cm" svg:height="0.482cm" svg:x="1.602cm" svg:y="3.632cm">
         <draw:image xlink:href="Pictures/2000001D0000032C000001D38E6C3962.svm" xlink:type="simple" xlink:show="embed" xlink:actuate="onLoad">
          <text:p/>
         </draw:image>
        </draw:frame><draw:custom-shape draw:style-name="gr8" draw:text-style-name="P31" svg:width="1.001cm" svg:height="0.5cm" svg:x="1.499cm" svg:y="3.6cm">
         <text:p/>
         <draw:enhanced-geometry svg:viewBox="0 0 21600 21600" draw:type="rectangle" draw:enhanced-path="M 0 0 L 21600 0 21600 21600 0 21600 0 0 Z N"/>
        </draw:custom-shape><draw:frame draw:style-name="gr7" draw:text-style-name="P32" svg:width="0.521cm" svg:height="0.525cm" svg:x="1.528cm" svg:y="1.132cm">
         <draw:image xlink:href="Pictures/2000001600000206000002085576BE45.svm" xlink:type="simple" xlink:show="embed" xlink:actuate="onLoad">
          <text:p/>
         </draw:image>
        </draw:frame><draw:custom-shape draw:style-name="gr9" draw:text-style-name="P31" svg:width="0.701cm" svg:height="0.5cm" svg:x="1.499cm" svg:y="1.101cm">
         <text:p/>
         <draw:enhanced-geometry svg:viewBox="0 0 21600 21600" draw:type="rectangle" draw:enhanced-path="M 0 0 L 21600 0 21600 21600 0 21600 0 0 Z N"/>
        </draw:custom-shape><draw:custom-shape draw:style-name="gr10" draw:text-style-name="P31" svg:width="0.699cm" svg:height="0.502cm" svg:x="0.076cm" svg:y="3.5cm">
         <text:p/>
         <draw:enhanced-geometry svg:viewBox="0 0 21600 21600" draw:type="rectangle" draw:enhanced-path="M 0 0 L 21600 0 21600 21600 0 21600 0 0 Z N"/>
        </draw:custom-shape><draw:frame draw:style-name="gr7" draw:text-style-name="P32" svg:width="0.495cm" svg:height="0.526cm" svg:x="0.102cm" svg:y="3.533cm">
         <draw:image xlink:href="Pictures/20000016000001EC00000208B3D344E4.svm" xlink:type="simple" xlink:show="embed" xlink:actuate="onLoad">
          <text:p/>
         </draw:image>
        </draw:frame><draw:line draw:style-name="gr4" draw:text-style-name="P31" svg:x1="1.3cm" svg:y1="2.498cm" svg:x2="1.3cm" svg:y2="3.998cm">
         <text:p/>
        </draw:line><draw:custom-shape draw:style-name="gr3" draw:text-style-name="P31" svg:width="2.5cm" svg:height="3.001cm" svg:x="0cm" svg:y="0cm">
         <text:p/>
         <draw:enhanced-geometry svg:viewBox="0 0 21600 21600" draw:type="rectangle" draw:enhanced-path="M 0 0 L 21600 0 21600 21600 0 21600 0 0 Z N"/>
        </draw:custom-shape><draw:custom-shape draw:style-name="gr3" draw:text-style-name="P31" svg:width="1.502cm" svg:height="1.001cm" svg:x="0.499cm" svg:y="2cm">
         <text:p/>
         <draw:enhanced-geometry svg:viewBox="0 0 21600 21600" draw:type="rectangle" draw:enhanced-path="M 0 0 L 21600 0 21600 21600 0 21600 0 0 Z N"/>
        </draw:custom-shape><draw:custom-shape draw:style-name="gr12" draw:text-style-name="P31" svg:width="0.1cm" svg:height="0.101cm" svg:x="1.251cm" svg:y="2.476cm">
         <text:p/>
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<draw:line draw:style-name="gr5" draw:text-style-name="P31" svg:x1="1.3cm" svg:y1="2.997cm" svg:x2="1.3cm" svg:y2="1.997cm">
         <text:p/>
        </draw:line><draw:line draw:style-name="gr14" draw:text-style-name="P31" svg:x1="3.1cm" svg:y1="1cm" svg:x2="3.1cm" svg:y2="2cm">
         <text:p/>
        </draw:line><draw:frame draw:style-name="gr7" draw:text-style-name="P32" svg:width="0.428cm" svg:height="0.482cm" svg:x="3.127cm" svg:y="1.233cm">
         <draw:image xlink:href="Pictures/20000016000001A9000001D315E51023.svm" xlink:type="simple" xlink:show="embed" xlink:actuate="onLoad">
          <text:p/>
         </draw:image>
        </draw:frame>
       </draw:g></text:p>
          </table:table-cell>
        </table:table-row>
        <table:table-row>
          <table:table-cell table:style-name="Таблица1.A2" office:value-type="string">
            <text:p text:style-name="P7">По второму закону Ньютона</text:p>
            <text:p text:style-name="P7"><draw:frame draw:style-name="fr1" draw:name="Объект21" text:anchor-type="as-char" svg:width="3.032cm" svg:height="1.496cm" draw:z-index="14"><draw:object xlink:href="./Object 22" xlink:type="simple" xlink:show="embed" xlink:actuate="onLoad"/><draw:image xlink:href="./ObjectReplacements/Object 22" xlink:type="simple" xlink:show="embed" xlink:actuate="onLoad"/>
       </draw:frame></text:p>
          </table:table-cell>
          <table:table-cell table:style-name="Таблица1.B2" office:value-type="string">
            <text:p text:style-name="P7">По второму закону Ньютона</text:p>
            <text:p text:style-name="P7"><draw:frame draw:style-name="fr1" draw:name="Объект22" text:anchor-type="as-char" svg:width="3.037cm" svg:height="1.498cm" draw:z-index="15"><draw:object xlink:href="./Object 23" xlink:type="simple" xlink:show="embed" xlink:actuate="onLoad"/><draw:image xlink:href="./ObjectReplacements/Object 23" xlink:type="simple" xlink:show="embed" xlink:actuate="onLoad"/>
        <svg:desc>формула</svg:desc>
       </draw:frame></text:p>
          </table:table-cell>
        </table:table-row>
        <table:table-row>
          <table:table-cell table:style-name="Таблица1.A2" office:value-type="string">
            <text:p text:style-name="P7">Вес тела больше, чем без ускорения</text:p>
          </table:table-cell>
          <table:table-cell table:style-name="Таблица1.B2" office:value-type="string">
            <text:p text:style-name="P7">Вес тела меньше, чем без ускорения</text:p>
          </table:table-cell>
        </table:table-row>
        <table:table-row>
          <table:table-cell table:style-name="Таблица1.A2" office:value-type="string">
            <text:p text:style-name="P7"/>
          </table:table-cell>
          <table:table-cell table:style-name="Таблица1.B2" office:value-type="string">
            <text:p text:style-name="P7">Если<draw:frame draw:style-name="fr1" draw:name="Объект23" text:anchor-type="as-char" svg:width="1.037cm" svg:height="0.467cm" draw:z-index="16"><draw:object xlink:href="./Object 24" xlink:type="simple" xlink:show="embed" xlink:actuate="onLoad"/><draw:image xlink:href="./ObjectReplacements/Object 24" xlink:type="simple" xlink:show="embed" xlink:actuate="onLoad"/>
        <svg:desc>формула</svg:desc>
       </draw:frame><text:span text:style-name="T11">,</text:span><text:span text:style-name="T11"><draw:frame draw:style-name="fr1" draw:name="Объект24" text:anchor-type="as-char" svg:width="1.087cm" svg:height="0.467cm" draw:z-index="17"><draw:object xlink:href="./Object 25" xlink:type="simple" xlink:show="embed" xlink:actuate="onLoad"/><draw:image xlink:href="./ObjectReplacements/Object 25" xlink:type="simple" xlink:show="embed" xlink:actuate="onLoad"/>
         <svg:desc>формула</svg:desc>
        </draw:frame></text:span></text:p>
            <text:p text:style-name="P6">Тело не давит на опору</text:p>
            <text:p text:style-name="P6">Такое состояние тела называется <text:span text:style-name="T17">невесомостью</text:span><text:span text:style-name="T12">.</text:span></text:p>
          </table:table-cell>
        </table:table-row>
      </table:table>
      <text:p text:style-name="P3"/>
      <text:p text:style-name="P6"><text:span text:style-name="T12">Когда космический корабль во время запуска набирает скорость с ускорением в </text:span><text:span text:style-name="T16">N </text:span><text:span text:style-name="T12">раз превышающим </text:span><text:span text:style-name="T16">g, </text:span><text:span text:style-name="T12">их вес становиться в </text:span><text:span text:style-name="T16">N+1 </text:span><text:span text:style-name="T12">раз больше обычного. Они испытывают </text:span><text:span text:style-name="T17">«перегрузку»</text:span><text:span text:style-name="T12">. </text:span></text:p>
      <text:p text:style-name="P6"><text:span text:style-name="T12">Коэффициент перегрузки — отношение веса тела к весу в нормальных условиях. </text:span><text:span text:style-name="T12"><draw:frame draw:style-name="fr2" draw:name="Объект28" text:anchor-type="as-char" svg:width="1.443cm" svg:height="0.997cm" draw:z-index="34"><draw:object xlink:href="./Object 29" xlink:type="simple" xlink:show="embed" xlink:actuate="onLoad"/><draw:image xlink:href="./ObjectReplacements/Object 29" xlink:type="simple" xlink:show="embed" xlink:actuate="onLoad"/>
     </draw:frame></text:span></text:p>
      <text:p text:style-name="P1">Например, на поверхности Юпитера ускорение свободного падения в 2,5 раз больше земного. Такая же ситуация будет происходить при подъеме в лифте на Земле с ускорением 1,5<text:span text:style-name="T11">g.</text:span> </text:p>
      <text:p text:style-name="P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OpenSymbol" svg:font-family="OpenSymbol"/>
    <style:font-face style:name="Arial3" svg:font-family="Arial" style:font-family-generic="roman"/>
    <style:font-face style:name="Arial2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draw:hatch draw:name="Black_20_45_20_Degrees" draw:display-name="Black 45 Degrees" draw:style="single" draw:color="#000000" draw:distance="0.058cm" draw:rotation="450"/>
    <draw:marker draw:name="Стили_20_стрелок_20_1" draw:display-name="Стили стрелок 1" svg:viewBox="0 0 1131 902" svg:d="m564 0-564 902h1131z"/>
    <draw:stroke-dash draw:name="Line_20_with_20_Fine_20_Dots" draw:display-name="Line with Fine Dots" draw:style="rect" draw:dots1="1" draw:dots1-length="1.138cm" draw:dots2="10" draw:distance="0.086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32cm" fo:margin-bottom="0.808cm" fo:margin-left="1.058cm" fo:margin-right="1.02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7-01-02T18:03:54.15</meta:creation-date>
    <dc:date>2017-03-20T19:35:13.53</dc:date>
    <meta:editing-duration>P3DT6H12M59S</meta:editing-duration>
    <meta:editing-cycles>11</meta:editing-cycles>
    <meta:generator>OpenOffice.org/3.3$Win32 OpenOffice.org_project/330m20$Build-9567</meta:generator>
    <meta:print-date>2017-03-19T23:14:45.26</meta:print-date>
    <meta:document-statistic meta:table-count="1" meta:image-count="0" meta:object-count="29" meta:page-count="2" meta:paragraph-count="64" meta:word-count="477" meta:character-count="3396"/>
  </office:meta>
</office:document-meta>
</file>

<file path=Object 1/content.xml><?xml version="1.0" encoding="utf-8"?>
<math xmlns="http://www.w3.org/1998/Math/MathML">
  <semantics>
    <mtable>
      <mtr>
        <mtd>
          <mstyle mathsize="11pt">
            <mrow>
              <mrow>
                <mi mathvariant="italic">Величина</mi>
                <mi/>
                <mi mathvariant="italic">деформации</mi>
                <mi/>
                <mi mathvariant="italic">прямопропорциональна</mi>
                <mi/>
                <mi mathvariant="italic">приложенной</mi>
                <mi/>
                <mi mathvariant="italic">силе.</mi>
              </mrow>
            </mrow>
          </mstyle>
        </mtd>
      </mtr>
      <mtr>
        <mtd>
          <mrow>
            <mrow>
              <msub>
                <mi>F</mi>
                <mi mathvariant="italic">упр</mi>
              </msub>
              <mo stretchy="false">=</mo>
              <mrow>
                <mi>k</mi>
                <mo stretchy="false">⋅</mo>
                <mfenced open="∣" close="∣">
                  <mrow>
                    <mo stretchy="false">Δ</mo>
                    <mi>l</mi>
                  </mrow>
                </mfenced>
              </mrow>
            </mrow>
            <mi/>
            <mrow>
              <mi>k</mi>
              <mo stretchy="false">−</mo>
              <mi mathvariant="italic">жесткость</mi>
            </mrow>
            <mi/>
            <mrow>
              <mrow>
                <mo stretchy="false">[</mo>
                <mi>k</mi>
                <mo stretchy="false">]</mo>
              </mrow>
              <mo stretchy="false">=</mo>
              <mfrac>
                <mi>Н</mi>
                <mi>м</mi>
              </mfrac>
            </mrow>
          </mrow>
        </mtd>
      </mtr>
    </mtable>
    <annotation encoding="StarMath 5.0">size 11{
Величина ` деформации `прямопропорциональна `приложенной `силе.} newline alignl  F_упр = k cdot abs{%DELTA l}~~ k-жесткость ~~[k]= Н over м  </annotation>
  </semantics>
</math>
</file>

<file path=Object 10/content.xml><?xml version="1.0" encoding="utf-8"?>
<math xmlns="http://www.w3.org/1998/Math/MathML">
  <semantics>
    <mrow>
      <mo stretchy="false">ε</mo>
      <mo stretchy="false">=</mo>
      <mfrac>
        <mfenced open="∣" close="∣">
          <mrow>
            <mo stretchy="false">Δ</mo>
            <mi>l</mi>
          </mrow>
        </mfenced>
        <msub>
          <mi>l</mi>
          <mn>0</mn>
        </msub>
      </mfrac>
    </mrow>
    <annotation encoding="StarMath 5.0">%ivarepsilon  = abs{%DELTA l}over l_0</annotation>
  </semantics>
</math>
</file>

<file path=Object 11/content.xml><?xml version="1.0" encoding="utf-8"?>
<math xmlns="http://www.w3.org/1998/Math/MathML">
  <semantics>
    <mrow>
      <mrow>
        <mo stretchy="false">σ</mo>
        <mo stretchy="false">=</mo>
        <mi>E</mi>
      </mrow>
      <mrow>
        <mo stretchy="false">ε</mo>
        <mo stretchy="false">=</mo>
        <mi>E</mi>
      </mrow>
      <mfrac>
        <mfenced open="∣" close="∣">
          <mrow>
            <mo stretchy="false">Δ</mo>
            <mi>l</mi>
          </mrow>
        </mfenced>
        <msub>
          <mi>l</mi>
          <mn>0</mn>
        </msub>
      </mfrac>
      <mi/>
      <mrow>
        <mi>E</mi>
        <mo stretchy="false">−</mo>
        <mi mathvariant="italic">модуль</mi>
      </mrow>
      <mi mathvariant="italic">Юнга</mi>
      <mrow>
        <mo stretchy="false">(</mo>
        <mi mathvariant="italic">упругости</mi>
        <mo stretchy="false">)</mo>
      </mrow>
    </mrow>
    <annotation encoding="StarMath 5.0">%isigma = E %ivarepsilon= E abs{%DELTA l} over l_0~~E- модуль Юнга (упругости)</annotation>
  </semantics>
</math>
</file>

<file path=Object 12/content.xml><?xml version="1.0" encoding="utf-8"?>
<math xmlns="http://www.w3.org/1998/Math/MathML">
  <semantics>
    <mrow>
      <mi>k</mi>
      <mo stretchy="false">=</mo>
      <mfrac>
        <mi mathvariant="italic">SE</mi>
        <mi>l</mi>
      </mfrac>
    </mrow>
    <annotation encoding="StarMath 5.0"> k=SE over l</annotation>
  </semantics>
</math>
</file>

<file path=Object 13/content.xml><?xml version="1.0" encoding="utf-8"?>
<math xmlns="http://www.w3.org/1998/Math/MathML">
  <semantics>
    <mtable>
      <mtr>
        <mtd>
          <mrow>
            <mrow>
              <mfrac>
                <msub>
                  <mi>F</mi>
                  <mi mathvariant="italic">упр</mi>
                </msub>
                <mi>S</mi>
              </mfrac>
              <mo stretchy="false">=</mo>
              <mi>E</mi>
            </mrow>
            <mfrac>
              <mfenced open="∣" close="∣">
                <mrow>
                  <mo stretchy="false">Δ</mo>
                  <mi>l</mi>
                </mrow>
              </mfenced>
              <msub>
                <mi>l</mi>
                <mn>0</mn>
              </msub>
            </mfrac>
          </mrow>
        </mtd>
      </mtr>
      <mtr>
        <mtd>
          <mrow>
            <msub>
              <mi>F</mi>
              <mi mathvariant="italic">упр</mi>
            </msub>
            <mo stretchy="false">=</mo>
            <mrow>
              <mfrac>
                <mi mathvariant="italic">SE</mi>
                <msub>
                  <mi>l</mi>
                  <mn>0</mn>
                </msub>
              </mfrac>
              <mo stretchy="false">⋅</mo>
              <mfenced open="∣" close="∣">
                <mrow>
                  <mo stretchy="false">Δ</mo>
                  <mi>l</mi>
                </mrow>
              </mfenced>
            </mrow>
          </mrow>
        </mtd>
      </mtr>
      <mtr>
        <mtd>
          <mrow>
            <mrow>
              <mfrac>
                <mi>F</mi>
                <mfenced open="∣" close="∣">
                  <mrow>
                    <mo stretchy="false">Δ</mo>
                    <mi>l</mi>
                  </mrow>
                </mfenced>
              </mfrac>
              <mo stretchy="false">=</mo>
              <mi>k</mi>
            </mrow>
            <mo stretchy="false">=</mo>
            <mfrac>
              <mi mathvariant="italic">SE</mi>
              <msub>
                <mi>l</mi>
                <mn>0</mn>
              </msub>
            </mfrac>
          </mrow>
        </mtd>
      </mtr>
    </mtable>
    <annotation encoding="StarMath 5.0">alignl  F_упр over S = E abs{%DELTA l} over {alignc  l_0 }newline
alignl F_упр =SE over {alignc  l_0}cdot abs{%DELTA l} newline
alignl {alignc  F} over abs{%DELTA l} =k=SE over{alignc l_0} </annotation>
  </semantics>
</math>
</file>

<file path=Object 14/content.xml><?xml version="1.0" encoding="utf-8"?>
<math xmlns="http://www.w3.org/1998/Math/MathML">
  <semantics>
    <mover accent="true">
      <mi>N</mi>
      <mo stretchy="false">⃗</mo>
    </mover>
    <annotation encoding="StarMath 5.0"> vec N </annotation>
  </semantics>
</math>
</file>

<file path=Object 15/content.xml><?xml version="1.0" encoding="utf-8"?>
<math xmlns="http://www.w3.org/1998/Math/MathML">
  <semantics>
    <mover accent="true">
      <mi>P</mi>
      <mo stretchy="false">⃗</mo>
    </mover>
    <annotation encoding="StarMath 5.0"> vec P</annotation>
  </semantics>
</math>
</file>

<file path=Object 16/content.xml><?xml version="1.0" encoding="utf-8"?>
<math xmlns="http://www.w3.org/1998/Math/MathML">
  <semantics>
    <mrow>
      <mover accent="true">
        <mi>P</mi>
        <mo stretchy="false">⃗</mo>
      </mover>
      <mo stretchy="false">=</mo>
      <mrow>
        <mo stretchy="false">−</mo>
        <mover accent="true">
          <mi>N</mi>
          <mo stretchy="false">⃗</mo>
        </mover>
      </mrow>
    </mrow>
    <annotation encoding="StarMath 5.0"> vec P = - vec N</annotation>
  </semantics>
</math>
</file>

<file path=Object 17/content.xml><?xml version="1.0" encoding="utf-8"?>
<math xmlns="http://www.w3.org/1998/Math/MathML">
  <semantics>
    <mrow>
      <mrow>
        <mi>N</mi>
        <mo stretchy="false">=</mo>
        <mi>P</mi>
      </mrow>
      <mo stretchy="false">=</mo>
      <mi mathvariant="italic">mg</mi>
    </mrow>
    <annotation encoding="StarMath 5.0">N=P=mg</annotation>
  </semantics>
</math>
</file>

<file path=Object 18/content.xml><?xml version="1.0" encoding="utf-8"?>
<math xmlns="http://www.w3.org/1998/Math/MathML">
  <semantics>
    <mrow>
      <mi>N</mi>
      <mo stretchy="false">=</mo>
      <mi mathvariant="italic">mg</mi>
    </mrow>
    <annotation encoding="StarMath 5.0">N=mg </annotation>
  </semantics>
</math>
</file>

<file path=Object 19/content.xml><?xml version="1.0" encoding="utf-8"?>
<math xmlns="http://www.w3.org/1998/Math/MathML">
  <semantics>
    <mrow>
      <mi>P</mi>
      <mo stretchy="false">=</mo>
      <mi mathvariant="italic">mg</mi>
    </mrow>
    <annotation encoding="StarMath 5.0"> P=mg</annotation>
  </semantics>
</math>
</file>

<file path=Object 2/content.xml><?xml version="1.0" encoding="utf-8"?>
<math xmlns="http://www.w3.org/1998/Math/MathML">
  <semantics>
    <mrow>
      <mrow>
        <mo stretchy="false">σ</mo>
        <mo stretchy="false">=</mo>
        <mfrac>
          <msub>
            <mi>F</mi>
            <mi mathvariant="italic">упр</mi>
          </msub>
          <mi>S</mi>
        </mfrac>
      </mrow>
      <mi/>
      <mrow>
        <mi>S</mi>
        <mo stretchy="false">−</mo>
        <mstyle mathsize="9pt">
          <mrow>
            <mtable>
              <mtr>
                <mtd>
                  <mrow>
                    <mi mathvariant="italic">сечение</mi>
                    <mi/>
                    <mi>к</mi>
                    <mi/>
                    <mi mathvariant="italic">которому</mi>
                  </mrow>
                </mtd>
              </mtr>
              <mtr>
                <mtd>
                  <mrow>
                    <mi mathvariant="italic">приложена</mi>
                    <mi/>
                    <mi mathvariant="italic">сила</mi>
                  </mrow>
                </mtd>
              </mtr>
            </mtable>
          </mrow>
        </mstyle>
      </mrow>
    </mrow>
    <annotation encoding="StarMath 5.0">%isigma  = F_упр over S ````S - size 9 {binom{сечение `к `которому}{приложена` сила}}</annotation>
  </semantics>
</math>
</file>

<file path=Object 20/content.xml><?xml version="1.0" encoding="utf-8"?>
<math xmlns="http://www.w3.org/1998/Math/MathML">
  <semantics>
    <mrow>
      <mi>a</mi>
      <mo stretchy="false">=</mo>
      <mn>0</mn>
    </mrow>
    <annotation encoding="StarMath 5.0"> a=0</annotation>
  </semantics>
</math>
</file>

<file path=Object 21/content.xml><?xml version="1.0" encoding="utf-8"?>
<math xmlns="http://www.w3.org/1998/Math/MathML">
  <semantics>
    <mover accent="true">
      <mi>a</mi>
      <mo stretchy="false">⃗</mo>
    </mover>
    <annotation encoding="StarMath 5.0"> vec a</annotation>
  </semantics>
</math>
</file>

<file path=Object 22/content.xml><?xml version="1.0" encoding="utf-8"?>
<math xmlns="http://www.w3.org/1998/Math/MathML">
  <semantics>
    <mtable>
      <mtr>
        <mtd>
          <mrow>
            <mi>m</mi>
            <mrow>
              <mover accent="true">
                <mi>a</mi>
                <mo stretchy="false">⃗</mo>
              </mover>
              <mo stretchy="false">=</mo>
              <mrow>
                <mover accent="true">
                  <mi>N</mi>
                  <mo stretchy="false">⃗</mo>
                </mover>
                <mo stretchy="false">+</mo>
                <mi>m</mi>
              </mrow>
            </mrow>
            <mover accent="true">
              <mi>g</mi>
              <mo stretchy="false">⃗</mo>
            </mover>
          </mrow>
        </mtd>
      </mtr>
      <mtr>
        <mtd>
          <mrow>
            <mi mathvariant="italic">ma</mi>
            <mo stretchy="false">=</mo>
            <mrow>
              <mi>N</mi>
              <mo stretchy="false">−</mo>
              <mi mathvariant="italic">mg</mi>
            </mrow>
          </mrow>
        </mtd>
      </mtr>
      <mtr>
        <mtd>
          <mrow>
            <mrow>
              <mi>N</mi>
              <mo stretchy="false">=</mo>
              <mrow>
                <mi mathvariant="italic">mg</mi>
                <mo stretchy="false">+</mo>
                <mi mathvariant="italic">ma</mi>
              </mrow>
            </mrow>
            <mo stretchy="false">=</mo>
            <mi>P</mi>
          </mrow>
        </mtd>
      </mtr>
    </mtable>
    <annotation encoding="StarMath 5.0"> alignl  m vec a = vec N + m vec g newline
 alignl ma=N-mg newline
 alignl N=mg+ma=P   </annotation>
  </semantics>
</math>
</file>

<file path=Object 23/content.xml><?xml version="1.0" encoding="utf-8"?>
<math xmlns="http://www.w3.org/1998/Math/MathML">
  <semantics>
    <mtable>
      <mtr>
        <mtd>
          <mrow>
            <mi>m</mi>
            <mrow>
              <mover accent="true">
                <mi>a</mi>
                <mo stretchy="false">⃗</mo>
              </mover>
              <mo stretchy="false">=</mo>
              <mrow>
                <mover accent="true">
                  <mi>N</mi>
                  <mo stretchy="false">⃗</mo>
                </mover>
                <mo stretchy="false">+</mo>
                <mi>m</mi>
              </mrow>
            </mrow>
            <mover accent="true">
              <mi>g</mi>
              <mo stretchy="false">⃗</mo>
            </mover>
          </mrow>
        </mtd>
      </mtr>
      <mtr>
        <mtd>
          <mrow>
            <mi mathvariant="italic">ma</mi>
            <mo stretchy="false">=</mo>
            <mrow>
              <mrow>
                <mo stretchy="false">−</mo>
                <mi>N</mi>
              </mrow>
              <mo stretchy="false">+</mo>
              <mi mathvariant="italic">mg</mi>
            </mrow>
          </mrow>
        </mtd>
      </mtr>
      <mtr>
        <mtd>
          <mrow>
            <mrow>
              <mi>N</mi>
              <mo stretchy="false">=</mo>
              <mrow>
                <mi mathvariant="italic">mg</mi>
                <mo stretchy="false">−</mo>
                <mi mathvariant="italic">ma</mi>
              </mrow>
            </mrow>
            <mo stretchy="false">=</mo>
            <mi>P</mi>
          </mrow>
        </mtd>
      </mtr>
    </mtable>
    <annotation encoding="StarMath 5.0"> alignl  m vec a = vec N + m vec g newline
 alignl ma=-N+mg newline
 alignl N=mg-ma=P   </annotation>
  </semantics>
</math>
</file>

<file path=Object 24/content.xml><?xml version="1.0" encoding="utf-8"?>
<math xmlns="http://www.w3.org/1998/Math/MathML">
  <semantics>
    <mrow>
      <mover accent="true">
        <mi>a</mi>
        <mo stretchy="false">⃗</mo>
      </mover>
      <mo stretchy="false">=</mo>
      <mover accent="true">
        <mi>g</mi>
        <mo stretchy="false">⃗</mo>
      </mover>
    </mrow>
    <annotation encoding="StarMath 5.0"> vec a=vec g</annotation>
  </semantics>
</math>
</file>

<file path=Object 25/content.xml><?xml version="1.0" encoding="utf-8"?>
<math xmlns="http://www.w3.org/1998/Math/MathML">
  <semantics>
    <mrow>
      <mi>P</mi>
      <mo stretchy="false">=</mo>
      <mn>0</mn>
    </mrow>
    <annotation encoding="StarMath 5.0"> P=0</annotation>
  </semantics>
</math>
</file>

<file path=Object 26/content.xml><?xml version="1.0" encoding="utf-8"?>
<math xmlns="http://www.w3.org/1998/Math/MathML">
  <semantics>
    <mtable>
      <mtr>
        <mtd>
          <mrow>
            <mrow>
              <mover accent="true">
                <mi>F</mi>
                <mo stretchy="false">⃗</mo>
              </mover>
              <mo stretchy="false">=</mo>
              <mrow>
                <mover accent="true">
                  <msub>
                    <mi>F</mi>
                    <mn>1</mn>
                  </msub>
                  <mo stretchy="false">⃗</mo>
                </mover>
                <mo stretchy="false">+</mo>
                <mover accent="true">
                  <msub>
                    <mi>F</mi>
                    <mn>2</mn>
                  </msub>
                  <mo stretchy="false">⃗</mo>
                </mover>
              </mrow>
            </mrow>
            <mi/>
            <mo stretchy="false">⇒</mo>
            <mi/>
            <mi>k</mi>
            <mo stretchy="false">Δ</mo>
            <mrow>
              <mi>l</mi>
              <mo stretchy="false">=</mo>
              <msub>
                <mi>k</mi>
                <mn>1</mn>
              </msub>
            </mrow>
            <mo stretchy="false">Δ</mo>
            <mrow>
              <mi>l</mi>
              <mo stretchy="false">+</mo>
              <msub>
                <mi>k</mi>
                <mn>2</mn>
              </msub>
            </mrow>
            <mo stretchy="false">Δ</mo>
            <mi>l</mi>
          </mrow>
        </mtd>
      </mtr>
      <mtr>
        <mtd>
          <mrow>
            <mi>k</mi>
            <mo stretchy="false">=</mo>
            <mrow>
              <msub>
                <mi>k</mi>
                <mn>1</mn>
              </msub>
              <mo stretchy="false">+</mo>
              <msub>
                <mi>k</mi>
                <mn>2</mn>
              </msub>
            </mrow>
          </mrow>
        </mtd>
      </mtr>
    </mtable>
    <annotation encoding="StarMath 5.0">Vec F = vec F_1 + vec F_2 ~~~drarrow~~~k %DELTA l = k_1 %DELTA l + k_2 %DELTA l newline
k=k_1+k_2</annotation>
  </semantics>
</math>
</file>

<file path=Object 27/content.xml><?xml version="1.0" encoding="utf-8"?>
<math xmlns="http://www.w3.org/1998/Math/MathML">
  <semantics>
    <mrow>
      <mrow>
        <mover accent="true">
          <mi>F</mi>
          <mo stretchy="false">⃗</mo>
        </mover>
        <mo stretchy="false">=</mo>
        <mrow>
          <mover accent="true">
            <msub>
              <mi>F</mi>
              <mn>1</mn>
            </msub>
            <mo stretchy="false">⃗</mo>
          </mover>
          <mo stretchy="false">+</mo>
          <mover accent="true">
            <msub>
              <mi>F</mi>
              <mn>2</mn>
            </msub>
            <mo stretchy="false">⃗</mo>
          </mover>
        </mrow>
      </mrow>
      <mi/>
      <mo stretchy="false">⇒</mo>
      <mi/>
      <mi>k</mi>
      <mo stretchy="false">Δ</mo>
      <mrow>
        <mi>l</mi>
        <mo stretchy="false">=</mo>
        <msub>
          <mi>k</mi>
          <mn>1</mn>
        </msub>
      </mrow>
      <mo stretchy="false">Δ</mo>
      <mrow>
        <msub>
          <mi>l</mi>
          <mn>1</mn>
        </msub>
        <mo stretchy="false">+</mo>
        <msub>
          <mi>k</mi>
          <mn>2</mn>
        </msub>
      </mrow>
      <mo stretchy="false">Δ</mo>
      <msub>
        <mi>l</mi>
        <mn>2</mn>
      </msub>
    </mrow>
    <annotation encoding="StarMath 5.0">Vec F = vec F_1 + vec F_2 ~~~drarrow~~~k %DELTA l = k_1 %DELTA l_1 + k_2 %DELTA l_2</annotation>
  </semantics>
</math>
</file>

<file path=Object 28/content.xml><?xml version="1.0" encoding="utf-8"?>
<math xmlns="http://www.w3.org/1998/Math/MathML">
  <semantics>
    <mrow>
      <mfrac>
        <mn>1</mn>
        <mi>k</mi>
      </mfrac>
      <mo stretchy="false">=</mo>
      <mrow>
        <mfrac>
          <mn>1</mn>
          <msub>
            <mi>k</mi>
            <mn>1</mn>
          </msub>
        </mfrac>
        <mo stretchy="false">+</mo>
        <mfrac>
          <mn>1</mn>
          <msub>
            <mi>k</mi>
            <mn>2</mn>
          </msub>
        </mfrac>
      </mrow>
    </mrow>
    <annotation encoding="StarMath 5.0">1 over k = 1 over k_1 + 1 over k_2</annotation>
  </semantics>
</math>
</file>

<file path=Object 29/content.xml><?xml version="1.0" encoding="utf-8"?>
<math xmlns="http://www.w3.org/1998/Math/MathML">
  <semantics>
    <mrow>
      <mi>k</mi>
      <mo stretchy="false">=</mo>
      <mfrac>
        <mi>P</mi>
        <mi mathvariant="italic">mg</mi>
      </mfrac>
    </mrow>
    <annotation encoding="StarMath 5.0">k=P over mg</annotation>
  </semantics>
</math>
</file>

<file path=Object 3/content.xml><?xml version="1.0" encoding="utf-8"?>
<math xmlns="http://www.w3.org/1998/Math/MathML">
  <semantics>
    <mrow>
      <mrow>
        <mrow>
          <mo stretchy="false">[</mo>
          <mo stretchy="false">σ</mo>
          <mo stretchy="false">]</mo>
        </mrow>
        <mo stretchy="false">=</mo>
        <mi mathvariant="italic">Па</mi>
      </mrow>
      <mo stretchy="false">=</mo>
      <mfrac>
        <mi>H</mi>
        <msup>
          <mi>м</mi>
          <mn>2</mn>
        </msup>
      </mfrac>
    </mrow>
    <annotation encoding="StarMath 5.0">[%isigma]=Па = H over м^2</annotation>
  </semantics>
</math>
</file>

<file path=Object 4/content.xml><?xml version="1.0" encoding="utf-8"?>
<math xmlns="http://www.w3.org/1998/Math/MathML">
  <semantics>
    <mrow>
      <mrow>
        <mo stretchy="false">[</mo>
        <mi>E</mi>
        <mo stretchy="false">]</mo>
      </mrow>
      <mo stretchy="false">=</mo>
      <mi mathvariant="italic">Па</mi>
    </mrow>
    <annotation encoding="StarMath 5.0">[E]=Па</annotation>
  </semantics>
</math>
</file>

<file path=Object 5/content.xml><?xml version="1.0" encoding="utf-8"?>
<math xmlns="http://www.w3.org/1998/Math/MathML">
  <semantics>
    <msub>
      <mi>l</mi>
      <mn>0</mn>
    </msub>
    <annotation encoding="StarMath 5.0"> l_0 </annotation>
  </semantics>
</math>
</file>

<file path=Object 6/content.xml><?xml version="1.0" encoding="utf-8"?>
<math xmlns="http://www.w3.org/1998/Math/MathML">
  <semantics>
    <mi>S</mi>
    <annotation encoding="StarMath 5.0"> S </annotation>
  </semantics>
</math>
</file>

<file path=Object 7/content.xml><?xml version="1.0" encoding="utf-8"?>
<math xmlns="http://www.w3.org/1998/Math/MathML">
  <semantics>
    <mrow>
      <mo stretchy="false">Δ</mo>
      <mi>l</mi>
    </mrow>
    <annotation encoding="StarMath 5.0">%DELTA l </annotation>
  </semantics>
</math>
</file>

<file path=Object 8/content.xml><?xml version="1.0" encoding="utf-8"?>
<math xmlns="http://www.w3.org/1998/Math/MathML">
  <semantics>
    <mi>F</mi>
    <annotation encoding="StarMath 5.0"> F</annotation>
  </semantics>
</math>
</file>

<file path=Object 9/content.xml><?xml version="1.0" encoding="utf-8"?>
<math xmlns="http://www.w3.org/1998/Math/MathML">
  <semantics>
    <mo stretchy="false">σ</mo>
    <annotation encoding="StarMath 5.0"> %isigma</annotation>
  </semantics>
</math>
</file>